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0562" officeooo:paragraph-rsid="0015056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0562" officeooo:paragraph-rsid="0015056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bc98" officeooo:paragraph-rsid="0016bc98" style:font-weight-asian="bold" style:font-weight-complex="bold"/>
    </style:style>
    <style:style style:name="P4" style:family="paragraph" style:parent-style-name="Standard">
      <style:text-properties officeooo:paragraph-rsid="0016bc98"/>
    </style:style>
    <style:style style:name="P5" style:family="paragraph" style:parent-style-name="Standard">
      <style:paragraph-properties fo:text-align="start" style:justify-single-word="false"/>
      <style:text-properties officeooo:paragraph-rsid="00150562"/>
    </style:style>
    <style:style style:name="P6" style:family="paragraph" style:parent-style-name="Standard">
      <style:paragraph-properties fo:text-align="start" style:justify-single-word="false"/>
      <style:text-properties officeooo:paragraph-rsid="0019eb0d"/>
    </style:style>
    <style:style style:name="T1" style:family="text">
      <style:text-properties officeooo:rsid="00150562"/>
    </style:style>
    <style:style style:name="T2" style:family="text">
      <style:text-properties officeooo:rsid="0016bc98"/>
    </style:style>
    <style:style style:name="T3" style:family="text">
      <style:text-properties officeooo:rsid="0017c3a5"/>
    </style:style>
    <style:style style:name="T4" style:family="text">
      <style:text-properties officeooo:rsid="0018f5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bsorpcja Cyphera (Usurp Cypher)</text:p>
      <text:p text:style-name="P5">Absorpcja Czystej Eneergii (Absorb Pure Energy)</text:p>
      <text:p text:style-name="P5">Absorpcja Ducha (Infuse Spirit)</text:p>
      <text:p text:style-name="P5">Absorpcja Energii (Absorb Energy)</text:p>
      <text:p text:style-name="P5">Absorpcja Energii Kinetycznej (Absorb Kinetic Energy)</text:p>
      <text:p text:style-name="P5">Adaptacja (Adaptation)</text:p>
      <text:p text:style-name="P5">Adept Ruchu (Meneuvering Adept)</text:p>
      <text:p text:style-name="P5">Agent Wywiadu (Gather Intelligence)</text:p>
      <text:p text:style-name="P5">Agent-Prowokator (Agent Provocateur)</text:p>
      <text:p text:style-name="P5">Agresja (Aggression)</text:p>
      <text:p text:style-name="P5">Akceleracja (Accelerate)</text:p>
      <text:p text:style-name="P5">Akrobatyczny Atak (Acrobatic Attack)</text:p>
      <text:p text:style-name="P5">Analiza Laboratoryjna (Lab Analysis)</text:p>
      <text:p text:style-name="P5">Anegdota (Anecdote )</text:p>
      <text:p text:style-name="P5">Aportacja (Apportation)</text:p>
      <text:p text:style-name="P5">Armia Robotów (Robot Fleet)</text:p>
      <text:p text:style-name="P5">Artefakty z Odzysku (Artifact Scavenger)</text:p>
      <text:p text:style-name="P5">Atak Fazowy (Phased Attack)</text:p>
      <text:p text:style-name="P5">Atak Oszałamiający (Stun Attack)</text:p>
      <text:p text:style-name="P5">Atak Podczas Kierowania (Driving on the Edge)</text:p>
      <text:p text:style-name="P5">Atak Psychokinetyczny (Psychokinetic Attack)</text:p>
      <text:p text:style-name="P5">Atak i Ponowny Atak (Attack and Attack Again)</text:p>
      <text:p text:style-name="P5">Atak z Rozbrojeniem (Advantage to Disadvantage)</text:p>
      <text:p text:style-name="P5">Atak z Wyskoku (Jump Attack)</text:p>
      <text:p text:style-name="P5">Atak z Zaskoczenia (Suprise Attack)</text:p>
      <text:p text:style-name="P5">Atleta (Athlete)</text:p>
      <text:p text:style-name="P5">Autodoktor (Autodoctor)</text:p>
      <text:p text:style-name="P5">Automatyczny Blask (Automatic Glow)</text:p>
      <text:p text:style-name="P5">Babel (Babel)</text:p>
      <text:p text:style-name="P5">Badacz Dziczy (Wilderness Explorer)</text:p>
      <text:p text:style-name="P5">Badanie Istoty (Creature Insight)</text:p>
      <text:p text:style-name="P5">Balansowanie (Balance)</text:p>
      <text:p text:style-name="P5">Bardzo Długi Big Fazowy (Very Long Sprinting)</text:p>
      <text:p text:style-name="P5">Bariera Konwersji Dźwięku (Sound Conversion Barrier)</text:p>
      <text:p text:style-name="P5">Bariera Pola Siłowego (Force Field Barrier)</text:p>
      <text:p text:style-name="P5">Bez Wpadek (Never Fumble)</text:p>
      <text:p text:style-name="P5">Bezpieczny Upadek (Safe Fall)</text:p>
      <text:p text:style-name="P5">Bezpośredni (Straightforward)</text:p>
      <text:p text:style-name="P5">Beztroska (Levity)</text:p>
      <text:p text:style-name="P5">Bieg Fazowy (Phase Sprint)</text:p>
      <text:p text:style-name="P5">Bieg i Walka (Run and Fight)</text:p>
      <text:p text:style-name="P5">Bieg i chwyt (Sprint and Grab)</text:p>
      <text:p text:style-name="P5">Bieg przez Przeszkody (Obstacle Running)</text:p>
      <text:p text:style-name="P5">Biegacz (Runner)</text:p>
      <text:p text:style-name="P5">Biomorficzne Leczenie (Biomorphic Healing)</text:p>
      <text:p text:style-name="P5">Blok (Block)</text:p>
      <text:p text:style-name="P5">Blokowanie (Parry)</text:p>
      <text:p text:style-name="P5">Bolesne Uderzenie (Debilitaking Strike)</text:p>
      <text:p text:style-name="P5">Boska Interwencja (Divine Intervention)</text:p>
      <text:p text:style-name="P5">Boska Wiedza (Divine Knowledge)</text:p>
      <text:p text:style-name="P5">Boski Blask (Divine Radiance)</text:p>
      <text:p text:style-name="P5">Boski Symbol (Divine Symbol)</text:p>
      <text:p text:style-name="P5"><text:soft-page-break/>Broń Defensywna (Defendind Weapon)</text:p>
      <text:p text:style-name="P5">Broń Niepotrzebna (No Need For Weapon)</text:p>
      <text:p text:style-name="P5">Broń i Cios (Weapon and Body)</text:p>
      <text:p text:style-name="P5">Brutalne Uderzenie (Brute Strike)</text:p>
      <text:p text:style-name="P5">Budowla Ciemnej Materii (Dark Matter Structure)</text:p>
      <text:p text:style-name="P5">Budujący Umocnienia (Fortification Builder)</text:p>
      <text:p text:style-name="P5">Bystrooki (Sharp-Eyed)</text:p>
      <text:p text:style-name="P5">Bóg Gier (Gaming God)</text:p>
      <text:p text:style-name="P5">Błogosławieństwo Bóstw (Blessing of the Gods)</text:p>
      <text:p text:style-name="P5">Błyskotliwe Ruchy (Tumbling Moves)</text:p>
      <text:p text:style-name="P5">Całkowita Świadomość (Total Awareness)</text:p>
      <text:p text:style-name="P5">Cel (Quarry)</text:p>
      <text:p text:style-name="P5">Cel Snipera (Sniper’s Aim)</text:p>
      <text:p text:style-name="P5">Celowanie Serv-0 (Serv-0 Aim)</text:p>
      <text:p text:style-name="P5">Centrum Uwagi (Center of Attention)</text:p>
      <text:p text:style-name="P5">Chmura Drobiazgów (Matter Cloud)</text:p>
      <text:p text:style-name="P5">Chmura Mgły (Mist Cloud)</text:p>
      <text:p text:style-name="P5">Chmura Ochronna (Cloak of Opportunity)</text:p>
      <text:p text:style-name="P5">Chronienie Sprzymierzeńca (Block for Another)</text:p>
      <text:p text:style-name="P5">Chroń Wszystkich Niewinnych (Defend All the Innocent)</text:p>
      <text:p text:style-name="P5">Chwila Wspaniałości (Magnificent Moment)</text:p>
      <text:p text:style-name="P5">Chwilowe Światło (Temporary Light)</text:p>
      <text:p text:style-name="P5">Chwyt (Grab)</text:p>
      <text:p text:style-name="P5">Chwyt Golema (Golem Grip)</text:p>
      <text:p text:style-name="P5">Chwytaj Moment (Seize The Moment)</text:p>
      <text:p text:style-name="P5">Chwytające Zielska (Grasping Foliage)</text:p>
      <text:p text:style-name="P5">Chętna Ofiara (Willing Sacrifice)</text:p>
      <text:p text:style-name="P5">Ciało Bitewne (War Flesh)</text:p>
      <text:p text:style-name="P5">Ciało Golema (Golem Body)</text:p>
      <text:p text:style-name="P5">Ciało z Drewna (Wooden Body)</text:p>
      <text:p text:style-name="P5">Ciało z kamienia (Flesh for Stone)</text:p>
      <text:p text:style-name="P5">Ciche Kroki (Subtle Steps)</text:p>
      <text:p text:style-name="P5">Cichy Jak Kosmos (Silent As Space)</text:p>
      <text:p text:style-name="P5">Ciekawy (Curious)</text:p>
      <text:p text:style-name="P5">Cios Ciemnej Materii (Dark Matter Strike)</text:p>
      <text:p text:style-name="P5">Cios Rozbrający (Disarming Strike)</text:p>
      <text:p text:style-name="P5">Cios Skrytobójcy (Assasin Strike)</text:p>
      <text:p text:style-name="P5">Cios z Wyciągnięciem (Lunge)</text:p>
      <text:p text:style-name="P5">Cięcie (Slice)</text:p>
      <text:p text:style-name="P5">Ciężar Świata (Weight of the World)</text:p>
      <text:p text:style-name="P5">Ciężki (Weighty)</text:p>
      <text:p text:style-name="P5">Ciężki do Rozproszenia (Hard to Distract)</text:p>
      <text:p text:style-name="P5">Ciężko Zapracowana Odporność (Hard-Won Resilience)</text:p>
      <text:p text:style-name="P5">Cofnij (Undo)</text:p>
      <text:p text:style-name="P5">Controla Umysłu (Mind Control)</text:p>
      <text:p text:style-name="P5">Coś na Drodze (Something in the Road)</text:p>
      <text:p text:style-name="P5">Cudowne Kopiowanie (Amazing Copying)</text:p>
      <text:p text:style-name="P5">Cudowne Zdrowie (Miraculous Health)</text:p>
      <text:p text:style-name="P5">Cyphery z Odzysku (Recycled Cyphers)</text:p>
      <text:p text:style-name="P5">Czasoprzestrzenne Przesunięcie (Temporal Dislocation)</text:p>
      <text:p text:style-name="P5">Czatownik (Ambusher)</text:p>
      <text:p text:style-name="P5">Czcze Przechwałki (Flamboyant Boast)</text:p>
      <text:p text:style-name="P5"><text:soft-page-break/>Czujność (Vigilance)</text:p>
      <text:p text:style-name="P5">Czujny (Vigilant)</text:p>
      <text:p text:style-name="P5">Czy Ty Wiesz W Ogóle Kim Jestem? (Do You Know Who I Am)</text:p>
      <text:p text:style-name="P5">Czytając Znaki (Read the Signs)</text:p>
      <text:p text:style-name="P5">Czytanie Myśli (Mind Reading)</text:p>
      <text:p text:style-name="P5">Częstotliwość Rezonansowa (Resonant Frequency)</text:p>
      <text:p text:style-name="P5">Człowiek-Guma (Contortionist)</text:p>
      <text:p text:style-name="P5">Daleki Krok (Fat Step)</text:p>
      <text:p text:style-name="P5">Dalekie Spojrzenie (Distance Viewing)</text:p>
      <text:p text:style-name="P5">Dalsza Teleportacja (Jaunt)</text:p>
      <text:p text:style-name="P5">Deaktywacja Mechanizmu (Deativate Mechanisms)</text:p>
      <text:p text:style-name="P5">Debata (Debate)</text:p>
      <text:p text:style-name="P5">Defensywne Znikanie (Defensiwe Phasing)</text:p>
      <text:p text:style-name="P5">Definiowanie Dołu (Definite Down)</text:p>
      <text:p text:style-name="P5">Deszyfracja (Decipher)</text:p>
      <text:p text:style-name="P5">Detektyw (Sleuth)</text:p>
      <text:p text:style-name="P5">Determinacja (Increasing Determination)</text:p>
      <text:p text:style-name="P5">Detonacja Biomorficzna (Biomorphic Detonation)</text:p>
      <text:p text:style-name="P5">Detonacja Fazowa (Phase Detonation)</text:p>
      <text:p text:style-name="P5">Diamagnetyzm (Diamagnetism)</text:p>
      <text:p text:style-name="P5">Do Mnie! (Rally to Me)</text:p>
      <text:p text:style-name="P5">Dobra Porada (Good Advice)</text:p>
      <text:p text:style-name="P5">Dobrze Wykształcony (You Studied)</text:p>
      <text:p text:style-name="P5">Dodatkowa Umiejętność (Extra Skill)</text:p>
      <text:p text:style-name="P5">Dodatkowe Obrażenia (Damage Dealer)</text:p>
      <text:p text:style-name="P5">Dodatkowe Użycie Artefaktu (Extra Use)</text:p>
      <text:p text:style-name="P5">Dodatkowy Odpoczynek (Patient Recovery)</text:p>
      <text:p text:style-name="P5">Dodatkowy Rzut na Odzyskanie Zdrowia (Extra Recovery)</text:p>
      <text:p text:style-name="P5">Dodatkowy Wysiłek (Amazing Effort)</text:p>
      <text:p text:style-name="P5">Dokonanie Osądu (Maka Judgement)</text:p>
      <text:p text:style-name="P5">Dostosowanie Oczy (Eyes Adjusted)</text:p>
      <text:p text:style-name="P5">Dotyk Oświecenia (Illuminating Touch)</text:p>
      <text:p text:style-name="P5">Dotyk Śmierci (Death Touch)</text:p>
      <text:p text:style-name="P5">Doświadczony Eksplorator (Exploratory Experience)</text:p>
      <text:p text:style-name="P5">Doświadczony Kierowca (Expert Driver)</text:p>
      <text:p text:style-name="P5">Doświadczony Obrońca (Experienced Defender)</text:p>
      <text:p text:style-name="P5">Doświadczony Znaleźca (Experienced Finder)</text:p>
      <text:p text:style-name="P5">Drużyna Desperados (Band of Desperados)</text:p>
      <text:p text:style-name="P5">Drużyna Towarzyszy (Band of Followers)</text:p>
      <text:p text:style-name="P5">Drzewny Towarzysz (Tree Companion)</text:p>
      <text:p text:style-name="P5">Drzwi Fazowa (Phase Door)</text:p>
      <text:p text:style-name="P5">Duch (Ghost)</text:p>
      <text:p text:style-name="P5">Duch Towarzysz (Spirit Accomplice)</text:p>
      <text:p text:style-name="P5">Dwie Sprawy na Raz (Two Things at Once)</text:p>
      <text:p text:style-name="P5">Dyplomata (Opening Statement)</text:p>
      <text:p text:style-name="P5">Dzielenie Się Wiedzą (Pay It Forward)</text:p>
      <text:p text:style-name="P5">Dzielona Moc (Share The Power)</text:p>
      <text:p text:style-name="P5">Dzielona Obrona (Share Defense)</text:p>
      <text:p text:style-name="P5">Dzielone Zmysły (Share Senses)</text:p>
      <text:p text:style-name="P5">Dzika Zachęta (Wilderness Encouragement)</text:p>
      <text:p text:style-name="P5">Dzika Świadomość (Wilderness Awareness)</text:p>
      <text:p text:style-name="P5">Dziki Kamuflaż (Wild Camouflage)</text:p>
      <text:p text:style-name="P5"><text:soft-page-break/>Dzikie Oświecenie (Wild Insight)</text:p>
      <text:p text:style-name="P5">Dzikie Zdolności (Wildcard Powers)</text:p>
      <text:p text:style-name="P5">Dzikie Zdrowie (Wild Vitality)</text:p>
      <text:p text:style-name="P5">Dążenie Łowcy (Hunter’s Drive)</text:p>
      <text:p text:style-name="P5">Echolokacja (Echolocation)</text:p>
      <text:p text:style-name="P5">Ekspercki Użytkownik Cypherów (Expert Cypher Use)</text:p>
      <text:p text:style-name="P5">Ekspert-Pilot (Expert Pilot)</text:p>
      <text:p text:style-name="P5">Ekspert-Rzemieślnik (Expert Crafter)</text:p>
      <text:p text:style-name="P5">Eksplorator Ciemności (Dark Explorer)</text:p>
      <text:p text:style-name="P5">Eksplozja (Flash)</text:p>
      <text:p text:style-name="P5">Elastyczny Chwyt (Elastic Grip)</text:p>
      <text:p text:style-name="P5">Elektryczny Lot (Electrical Flight)</text:p>
      <text:p text:style-name="P5">Elektryczny Pancerz (Delectric Armor)</text:p>
      <text:p text:style-name="P5">Emisja Zimna (Cold Burst)</text:p>
      <text:p text:style-name="P5">Empatia (Insight)</text:p>
      <text:p text:style-name="P5">Erupcja Insektów (Insect Eruption)</text:p>
      <text:p text:style-name="P5">Estetyczny Atak (Attack Flourish)</text:p>
      <text:p text:style-name="P5">Fazowe Zadrapanie (Scratch Existence)</text:p>
      <text:p text:style-name="P5">Fałszywa Tożsamość (Spin Identity)</text:p>
      <text:p text:style-name="P5">Finta (Feint)</text:p>
      <text:p text:style-name="P5">Furia (Fury)</text:p>
      <text:p text:style-name="P5">Furia Pasterza (Shepherd’s Fury)</text:p>
      <text:p text:style-name="P5">Futrzasty Towarzysz (Critter Companion)</text:p>
      <text:p text:style-name="P5">Fuzja (Fusion)</text:p>
      <text:p text:style-name="P5">Gamer (Gamer)</text:p>
      <text:p text:style-name="P5">Generacja Pola Siłowego (Generate Force Field)</text:p>
      <text:p text:style-name="P5">Gibki Pływak (Nimble Swimmer)</text:p>
      <text:p text:style-name="P5">Gibkość Niczym Woda (Moving Like Water)</text:p>
      <text:p text:style-name="P5">Gierki Umysłowe (Mind Games)</text:p>
      <text:p text:style-name="P5">Gnębienie Wroga (Taunt Foe)</text:p>
      <text:p text:style-name="P5">Gorączka Krwi (Blood Fever)</text:p>
      <text:p text:style-name="P5">Głębokie Przemyślenia (Deep Consideration)</text:p>
      <text:p text:style-name="P5">Głębokie Reserwy (Deep Reserves)</text:p>
      <text:p text:style-name="P5">Haker (Hacker)</text:p>
      <text:p text:style-name="P5">Hakowanie Niemożliwości (Hack the Impossible)</text:p>
      <text:p text:style-name="P5">Heroiczny Sposób na Potwory (Heroic Monster Bane)</text:p>
      <text:p text:style-name="P5">Historia Przedmiotu (See History)</text:p>
      <text:p text:style-name="P5">Iluzja Snów (Dreamcraft)</text:p>
      <text:p text:style-name="P5">Iluzoryczne Przebranie (Illusory Disquise)</text:p>
      <text:p text:style-name="P5">Iluzoryczny Unik (Illusory Evasion)</text:p>
      <text:p text:style-name="P5">Iluzyjne Ja (Illusory Selves)</text:p>
      <text:p text:style-name="P5">Iluzyjny Duplikat (Illusory Duplicate)</text:p>
      <text:p text:style-name="P5">Impersonacja (Impersonate)</text:p>
      <text:p text:style-name="P5">Implant Wizualnej Identyfikacji (Datajack)</text:p>
      <text:p text:style-name="P5">Improwizacja (Improwise)</text:p>
      <text:p text:style-name="P5">Infiltrator (Infiltrator)</text:p>
      <text:p text:style-name="P5">Informator (Informer)</text:p>
      <text:p text:style-name="P5">Innowator (Innovator)</text:p>
      <text:p text:style-name="P5">Inspiracja (Insp[iration)</text:p>
      <text:p text:style-name="P5">Inspirujące Performer (Master Entertainer)</text:p>
      <text:p text:style-name="P5">Instynkt Niebezpieczeństwa (Danger Instinct)</text:p>
      <text:p text:style-name="P5">Inteligentny Interfejs (Intelligent Interface)</text:p>
      <text:p text:style-name="P5"><text:soft-page-break/>Intensywna Interakcja (Intense Interaction)</text:p>
      <text:p text:style-name="P5">Interfejs (Interface)</text:p>
      <text:p text:style-name="P5">Interfejs Maszyn (Machine Interface)</text:p>
      <text:p text:style-name="P5">Interfejs Zasięgowy (Distant Interface)</text:p>
      <text:p text:style-name="P5">Jak Druga Skóra (Wear it Well)</text:p>
      <text:p text:style-name="P5">Jak Jedna Istota (As if One Creature)</text:p>
      <text:p text:style-name="P5">Jak Myślą Inni (How Other Think)</text:p>
      <text:p text:style-name="P5">Jak Posąg (Still As a Statue)</text:p>
      <text:p text:style-name="P5">Jak Przepowiedziano (As Foretold in Prophercy)</text:p>
      <text:p text:style-name="P5">Jawne Kłamstwo (Tall Tale)</text:p>
      <text:p text:style-name="P5">Jedność z Dziczą (One With the Wild)</text:p>
      <text:p text:style-name="P5">Jeszcze Żywy (Not Dead Yet)</text:p>
      <text:p text:style-name="P5">Jeździec (Rider)</text:p>
      <text:p text:style-name="P5">Jeździec Błyskawicy (Bolt Rider)</text:p>
      <text:p text:style-name="P5">Jeździec Wiatru (Windrider)</text:p>
      <text:p text:style-name="P5">Juggernaunt (Juggernaunt)</text:p>
      <text:p text:style-name="P5">Kierowca (Driver)</text:p>
      <text:p text:style-name="P5">Kieszeń Fazowa (Phased Pocket)</text:p>
      <text:p text:style-name="P5">Klon (Duplicate)</text:p>
      <text:p text:style-name="P5">Kojąca Obecność (Restful Presence)</text:p>
      <text:p text:style-name="P5">Koleżka (Buddy System)</text:p>
      <text:p text:style-name="P5">Kolos (Colossal)</text:p>
      <text:p text:style-name="P5">Komnata Snów (Chamber of Dreams)</text:p>
      <text:p text:style-name="P5">Komunikacja (Communication)</text:p>
      <text:p text:style-name="P5">Konfundujące Nonsensy (Confounding Banter)</text:p>
      <text:p text:style-name="P5">Konfuzja Słowem (Verbal Misdirection)</text:p>
      <text:p text:style-name="P5">Kontakty w Półświatku (Underworld Contacts)</text:p>
      <text:p text:style-name="P5">Kontratak (Return to Sender)</text:p>
      <text:p text:style-name="P5">Kontrola Bitewna (Control the Field)</text:p>
      <text:p text:style-name="P5">Kontrola Dzikiej Bestii (Control the Savage)</text:p>
      <text:p text:style-name="P5">Kontrola Maszyny (Control Machine)</text:p>
      <text:p text:style-name="P5">Kontrola Metalu (Command Metal)</text:p>
      <text:p text:style-name="P5">Kontrola Pogody (Control Weather)</text:p>
      <text:p text:style-name="P5">Kontrola Robotów (Robot Control)</text:p>
      <text:p text:style-name="P5">Kontrola Roju (Control Swarm)</text:p>
      <text:p text:style-name="P5">Kontrola Tłumu (Crowd Control)</text:p>
      <text:p text:style-name="P5">Kontrola Zdalna (Remote Control)</text:p>
      <text:p text:style-name="P5">Kontrolowana Przemiana (Controlled Change)</text:p>
      <text:p text:style-name="P5">Kontrolowany Upadek (Controlled Fall)</text:p>
      <text:p text:style-name="P5">Koordynacja Ręka-Oko (Hand to Eye)</text:p>
      <text:p text:style-name="P5">Korzystając z Doświadczenia Życiowego (Drawing on Life’s Experiences)</text:p>
      <text:p text:style-name="P5">Korzystanie z Dostępnych Opcji (Using What’s Available)</text:p>
      <text:p text:style-name="P5">Korzystanie z Okazji (Taking Advantage)</text:p>
      <text:p text:style-name="P5">Korzyści z Otoczenia (Using the Environment)</text:p>
      <text:p text:style-name="P5">Koszmar (Nightmare)</text:p>
      <text:p text:style-name="P5">Kradzież Mocy (Steal Power)</text:p>
      <text:p text:style-name="P5">Krwawienie (Hemorrhage)</text:p>
      <text:p text:style-name="P5">Kryjówka w Kosmosie (Salvage and Comfort)</text:p>
      <text:p text:style-name="P5">Kryształowe Ciało (Crystaline Body)</text:p>
      <text:p text:style-name="P5">Kryształowe Soczewki (Crystal Lens)</text:p>
      <text:p text:style-name="P5">Krótka Teleportacja (Short Teleportation)</text:p>
      <text:p text:style-name="P5">Krótki Lot (Flight Exertion)</text:p>
      <text:p text:style-name="P5"><text:soft-page-break/>Księżycowa Zmiana Kształtu (Moon Shape)</text:p>
      <text:p text:style-name="P5">Kwerenda (Network Tap)</text:p>
      <text:p text:style-name="P5">Kwiat Ognia (Fire Bloom)</text:p>
      <text:p text:style-name="P5">Kłódka (Lock)</text:p>
      <text:p text:style-name="P5">Latający Towarzysz (Flying Kompanion)</text:p>
      <text:p text:style-name="P5">Leczący Dotyk (Healing Touch)</text:p>
      <text:p text:style-name="P5">Leczący Puls (Healing Pulse)</text:p>
      <text:p text:style-name="P5">Legendarna Wola (Will of Legend)</text:p>
      <text:p text:style-name="P5">Lekcje z Gier (Game Lessons)</text:p>
      <text:p text:style-name="P5">Lekcje Życiowe (Life Lessons)</text:p>
      <text:p text:style-name="P5">Lepsze Życie Dzięki Chemii (Better Living Through Chemistry)</text:p>
      <text:p text:style-name="P5">Lepszy Atak z Zaskoczenia (Better Surprise Attack)</text:p>
      <text:p text:style-name="P5">Licentia Poetica (Poetic License)</text:p>
      <text:p text:style-name="P5">Lider Spostrzegawczości (Lead by Inquiry)</text:p>
      <text:p text:style-name="P5">Likantropia (Beast Form)</text:p>
      <text:p text:style-name="P5">Link Mentalny (Mental Link)</text:p>
      <text:p text:style-name="P5">Link Sensoryczny (Link Senses)</text:p>
      <text:p text:style-name="P5">Lodowa Kreacja (Ice Creation)</text:p>
      <text:p text:style-name="P5">Lodowa Zbroja (Ice Armor)</text:p>
      <text:p text:style-name="P5">Lodowy Dotyk (Frost Touch)</text:p>
      <text:p text:style-name="P5">Lokalny Aktywista (Community Activist)</text:p>
      <text:p text:style-name="P5">Lot (Flight)</text:p>
      <text:p text:style-name="P6">Łamiący Kamienie (Sone Breaker)</text:p>
      <text:p text:style-name="P6">Łowczy (Tracker)</text:p>
      <text:p text:style-name="P5">Macki Mocy (Entangling Force)</text:p>
      <text:p text:style-name="P5">Macki Płomieni (Hurl Flame)</text:p>
      <text:p text:style-name="P5">Magia Obronna (Ward)</text:p>
      <text:p text:style-name="P5">Magiczna Tarcza (Magic Shield)</text:p>
      <text:p text:style-name="P5">Magiczne Zasoby (Magical Repertoire)</text:p>
      <text:p text:style-name="P5">Magiczny Błysk (Arcane Flare)</text:p>
      <text:p text:style-name="P5">Majsterkowanie (Tinker)</text:p>
      <text:p text:style-name="P5">Maksymalizacja Cyphera (Maximize Cypher)</text:p>
      <text:p text:style-name="P5">Malutki (Tiny)</text:p>
      <text:p text:style-name="P5">Mam Kombinezon Kosmiczny, Będę Podróżnikiem (Have Spacesuit, Will Travel)</text:p>
      <text:p text:style-name="P5">Marynarz (Sailor)</text:p>
      <text:p text:style-name="P5">Maska (Mask)</text:p>
      <text:p text:style-name="P5">Masowe Znikanie (Multi-Vanish)</text:p>
      <text:p text:style-name="P5">Mały Lot (Small Flight)</text:p>
      <text:p text:style-name="P5">Mechaniczna Telepatia (Mechanical Telepathy)</text:p>
      <text:p text:style-name="P5">Mechanik Artefaktów (Artifact Tinkerer)</text:p>
      <text:p text:style-name="P5">Miażdżący Cios (Crushing Blow)</text:p>
      <text:p text:style-name="P5">Mistrz Broni (Weapon Master)</text:p>
      <text:p text:style-name="P5">Mistrz Identyfikacji (Master Identifier)</text:p>
      <text:p text:style-name="P5">Mistrz Maszyn (Master Machine)</text:p>
      <text:p text:style-name="P5">Mistrz Obrony (Defense Master)</text:p>
      <text:p text:style-name="P5">Mistrz Ruchu (Free to Move)</text:p>
      <text:p text:style-name="P5">Mistrz Sztuk Walki (Master of Unarmer Fightning Style)</text:p>
      <text:p text:style-name="P5">Mistrz Tarcz (Shield Master)</text:p>
      <text:p text:style-name="P5">Mistrzostwo Ataków (Mastery With Attacks)</text:p>
      <text:p text:style-name="P5">Mistrzostwo Narzędzi (Tool Mastery)</text:p>
      <text:p text:style-name="P5">Mistrzostwo Obrony (Mastery with Defense)</text:p>
      <text:p text:style-name="P5">Mistrzostwo Więzi <text:s/>Obiektem (Object Bond Mastery)</text:p>
      <text:p text:style-name="P5"><text:soft-page-break/>Mistrzowska Biegłość w Pancerzach (Mastery in Armor)</text:p>
      <text:p text:style-name="P5">Mistrzowska Modyfikacja Pancerza (Masterful Armor Modification)</text:p>
      <text:p text:style-name="P5">Mistrzowski Rzemieślnik (Master Crafter)</text:p>
      <text:p text:style-name="P5">Mistrzowskie Korzystanie z Cypherów (Master Cypher Use)</text:p>
      <text:p text:style-name="P5">Mięśnie z Żelaza (Muscles of Iron)</text:p>
      <text:p text:style-name="P5">Mniejsza Iluzja (Minor Illusion)</text:p>
      <text:p text:style-name="P5">Mniejsze Życzenie (Minor Wish)</text:p>
      <text:p text:style-name="P5">Mniejszy (Smaller)</text:p>
      <text:p text:style-name="P5">Mobilny Wojownik (Mobile Fighter)</text:p>
      <text:p text:style-name="P5">Moc i Umysł (Mind for Might)</text:p>
      <text:p text:style-name="P5">Moc na Odległość (Force at Distance)</text:p>
      <text:p text:style-name="P5">Modyfikacja Cyphera (Augment Cypher)</text:p>
      <text:p text:style-name="P5">Modyfikacja Cypherów (Modify Cyphers)</text:p>
      <text:p text:style-name="P5">Modyfikacja Urządzenia (Modify Device)</text:p>
      <text:p text:style-name="P5">Morderca (Murderer)</text:p>
      <text:p text:style-name="P5">Morficzna Twarz (Face Morph)</text:p>
      <text:p text:style-name="P5">Morskie Nogi (Sea Legs)</text:p>
      <text:p text:style-name="P5">Mowa Statku Kosmicznego (Shipspeak)</text:p>
      <text:p text:style-name="P5">Mrożący Dotyk (Freezing Touch)</text:p>
      <text:p text:style-name="P5">Mur Obronny (Protective Wall)</text:p>
      <text:p text:style-name="P5">Mówiący ze Zmarłymi (Speaker for the Dead)</text:p>
      <text:p text:style-name="P5">Na Linii Frontu (Lead From The Front)</text:p>
      <text:p text:style-name="P5">Na Straży (Overwatch)</text:p>
      <text:p text:style-name="P5">Na Straży (Stand Watch)</text:p>
      <text:p text:style-name="P5">Nakierowywana Pocisk (Guide Bolt)</text:p>
      <text:p text:style-name="P5">Naprawa Ciała (Repair Flesh)</text:p>
      <text:p text:style-name="P5">Naprawa Serv-0 (Serv-0 Repair)</text:p>
      <text:p text:style-name="P5">Naprawa na Oko (Jury-Rig)</text:p>
      <text:p text:style-name="P5">Nasiona Furii (Seeds of Fury)</text:p>
      <text:p text:style-name="P5">Następny Atak (Successive Attack)</text:p>
      <text:p text:style-name="P5">Naturalna Charyzma (Natural Charisma)</text:p>
      <text:p text:style-name="P5">Naturalny Rzemieślnik (Natural Crafter)</text:p>
      <text:p text:style-name="P5">Nauczanie Sztuczek (Teach Trick)</text:p>
      <text:p text:style-name="P5">Nauka w Biegu (Learning the Path)</text:p>
      <text:p text:style-name="P5">Naładowanie (Charge)</text:p>
      <text:p text:style-name="P5">Naładowanie Broni (Charge Weapon)</text:p>
      <text:p text:style-name="P5">Negacja Zagrożenia (Foil Danger)</text:p>
      <text:p text:style-name="P5">Negacja Zagrożenia (Negate Danger)</text:p>
      <text:p text:style-name="P5">Negocjacja (Negotiatie)</text:p>
      <text:p text:style-name="P5">Nekromancja (Necromancy)</text:p>
      <text:p text:style-name="P5">Nic Tylko Obrona (Nothing but Defend)</text:p>
      <text:p text:style-name="P5">Niebiańska Gloria (Overawe)</text:p>
      <text:p text:style-name="P5">Nieczyste Zagrania (Dirty Fighter)</text:p>
      <text:p text:style-name="P5">Niedzielny Mechanik (Passing Mechanics)</text:p>
      <text:p text:style-name="P5">Niemożliwa Szybkość (Incredible Running Speed)</text:p>
      <text:p text:style-name="P5">Niemożliwe Odzyskanie Zdrowia (Incredible Recovery)</text:p>
      <text:p text:style-name="P5">Niemożliwe Osiągnięcie Naukowe (Incredible Feat of Science)</text:p>
      <text:p text:style-name="P5">Niemożliwy Pokaz (Impressive Display)</text:p>
      <text:p text:style-name="P5">Niemożliwy Spacer (Impossible Walk)</text:p>
      <text:p text:style-name="P5">Niemożliwy do Zaskoczenia (See Ambush)</text:p>
      <text:p text:style-name="P5">Nieporuszalny (Unmovable)</text:p>
      <text:p text:style-name="P5">Nieruszony (Immovable)</text:p>
      <text:p text:style-name="P5"><text:soft-page-break/>Niespodziewana Zdrada (Unexpected Betrayal)</text:p>
      <text:p text:style-name="P5">Nietykalny (Untouchable)</text:p>
      <text:p text:style-name="P5">Nietykalny Podczas Ruchu (Untouchable While Moving)</text:p>
      <text:p text:style-name="P5">Nieuchwytny (Elusive)</text:p>
      <text:p text:style-name="P5">Niewidzialne Fazowanie (Invisible Phasing)</text:p>
      <text:p text:style-name="P5">Niewidzialność (Disappear)</text:p>
      <text:p text:style-name="P5">Niewidzialność (Invisibility)</text:p>
      <text:p text:style-name="P5">Niezauważalny (Beneath Notice)</text:p>
      <text:p text:style-name="P5">Niezwykłe Szczęście (Uncanny Luck)</text:p>
      <text:p text:style-name="P5">Niezłe Oszustwo (Pull a Fast One)</text:p>
      <text:p text:style-name="P5">Niezłomny (Fight On)</text:p>
      <text:p text:style-name="P5">Nieśmiertelny (Ageless)</text:p>
      <text:p text:style-name="P5">Nikt Nie Wie Lepiej (No One Knows Better)</text:p>
      <text:p text:style-name="P5">Niszczenie Metalu (Destroy Metal)</text:p>
      <text:p text:style-name="P5">Niszczyciel (Breaker)</text:p>
      <text:p text:style-name="P5">Niszczyciel (Destroyer)</text:p>
      <text:p text:style-name="P5">Niszczyciel Pól Siłowych (Force to Reckon With)</text:p>
      <text:p text:style-name="P5">Nocne Uderzenie (Nightstrike)</text:p>
      <text:p text:style-name="P5">Nurek (Diver)</text:p>
      <text:p text:style-name="P5">Obdarzenie Fizyczne (Physically Gifter)</text:p>
      <text:p text:style-name="P5">Obeznanie ze Statkiem Kosmicznym (Ship Footing)</text:p>
      <text:p text:style-name="P5">Obliczenia Bitewne (Cognizant Offense)</text:p>
      <text:p text:style-name="P5">Obrona Bronią (Weapon Defense)</text:p>
      <text:p text:style-name="P5">Obrona Przed Żywiołami (Elemental Protection)</text:p>
      <text:p text:style-name="P5">Obronna Teleportacja (Defensive Blinking)</text:p>
      <text:p text:style-name="P5">Obrońca (Protector)</text:p>
      <text:p text:style-name="P5">Obrońca Przyjaciół (In Harm’s Way)</text:p>
      <text:p text:style-name="P5">Obrócenie Noża (Twisting the Knife)</text:p>
      <text:p text:style-name="P5">Ocalały z Apokalipsy (Post-Apocalyptic Survivor)</text:p>
      <text:p text:style-name="P5">Ochrona Niewinnego (Defend Innocent)</text:p>
      <text:p text:style-name="P5">Ochrona Przed Energią (Energy Protection)</text:p>
      <text:p text:style-name="P5">Ochrona Przed Robotami (Defense Against Robots)</text:p>
      <text:p text:style-name="P5">Ochrona Przed Zmiennym Losem (Weather the Vicissitudes)</text:p>
      <text:p text:style-name="P5">Oczy Bestii (Beast Eyes)</text:p>
      <text:p text:style-name="P5">Oczy Przyzwyczajone do Ciemności (Zero Dark Eyes)</text:p>
      <text:p text:style-name="P5">Odbicie Ataku (Deflect Attack)</text:p>
      <text:p text:style-name="P5">Odbicie Ataków (Divert Attacks)</text:p>
      <text:p text:style-name="P5">Odczytanie Myśli (Infer Thoughts)</text:p>
      <text:p text:style-name="P5">Odepchnięcie i Rzut (Push Off and Throw)</text:p>
      <text:p text:style-name="P5">Odnalezienie Ukrytych (Find the Hidden)</text:p>
      <text:p text:style-name="P5">Odnalezienie Winnych (Find the Guilty)</text:p>
      <text:p text:style-name="P5">Odparcie Metalu (Repel Metal)</text:p>
      <text:p text:style-name="P5">Odporna Kopia (Resilient Duplicate)</text:p>
      <text:p text:style-name="P5">Odporność (Resilience)</text:p>
      <text:p text:style-name="P5">Odporność na Energię (Energy Resistance)</text:p>
      <text:p text:style-name="P5">Odporność na Podwodne Zagrożenia (Resist Underwater Hazards)</text:p>
      <text:p text:style-name="P5">Odporność na Sztuczki (Resist Tricks)</text:p>
      <text:p text:style-name="P5">Odporność na Trucizny (Poison Resistance)</text:p>
      <text:p text:style-name="P5">Odporność na Żywioły (Resist the Element)</text:p>
      <text:p text:style-name="P5">Odsunięcie się (Spring Away)</text:p>
      <text:p text:style-name="P5">Odwaga (Courageous)</text:p>
      <text:p text:style-name="P5">Odwaga Szlachcica (Noble’s Courage)</text:p>
      <text:p text:style-name="P5"><text:soft-page-break/>Odzyskanie Wspomnień (Retrieve Memories)</text:p>
      <text:p text:style-name="P5">Odżywczy Wykwit (Restorative Bloom)</text:p>
      <text:p text:style-name="P5">Ogarnięcie Sytuacji (Defuse Situation)</text:p>
      <text:p text:style-name="P5">Ogień i lód (Fire and Ice)</text:p>
      <text:p text:style-name="P5">Ognista Ręka Zguby (Fiery Hand of Doom)</text:p>
      <text:p text:style-name="P5">Ogniste Macki (Fire Tendrils)</text:p>
      <text:p text:style-name="P5">Ognisty Sługa (Fire Servant)</text:p>
      <text:p text:style-name="P5">Ogłuszenie (Bash)</text:p>
      <text:p text:style-name="P5">Okiełznanie Niebezpieczeństwa (Counter Danger)</text:p>
      <text:p text:style-name="P5">Oko do Szczegółów (Eye for Detail)</text:p>
      <text:p text:style-name="P5">Okrutne Przedstawienie (Vindictive Performance)</text:p>
      <text:p text:style-name="P5">Okrzyk Roztrzaskania (Shattering Shout)</text:p>
      <text:p text:style-name="P5">Oneiro-alchemia (Oneirochemy)</text:p>
      <text:p text:style-name="P5">Opatrywanie Ran (Wound Tender)</text:p>
      <text:p text:style-name="P5">Oportunista (Opportunist)</text:p>
      <text:p text:style-name="P5">Oracja (Oratory)</text:p>
      <text:p text:style-name="P5">Oratorska Inspiracja (Transcend the Script)</text:p>
      <text:p text:style-name="P5">Ostateczne Zaprzeczenie (Final Defiance)</text:p>
      <text:p text:style-name="P5">Ostateczny Cios (Finishing Blow)</text:p>
      <text:p text:style-name="P5">Ostrożny Rzut (Careful Aim)</text:p>
      <text:p text:style-name="P5">Ostrożny Strzał (Careful Shot)</text:p>
      <text:p text:style-name="P5">Ostrzał ciągły (Spray)</text:p>
      <text:p text:style-name="P5">Ostrze Ognia (Flameblade)</text:p>
      <text:p text:style-name="P5">Oszałamiające Światło (Dazzling Sunburst)</text:p>
      <text:p text:style-name="P5">Oszałamiający Atak (Dazing Attack)</text:p>
      <text:p text:style-name="P5">Osąd (Designation)</text:p>
      <text:p text:style-name="P5">Oto Twój Problem (There’s Your Problem)</text:p>
      <text:p text:style-name="P5">Otwarty Umysł (Open Mind)</text:p>
      <text:p text:style-name="P5">Oślepiający Atak (Blinding Attack)</text:p>
      <text:p text:style-name="P5">Oślepienie Maszyny (Blind Machine)</text:p>
      <text:p text:style-name="P5">Oświecony (Enlightened)</text:p>
      <text:p text:style-name="P5">Paczka Przyjaciół (Group Friendship)</text:p>
      <text:p text:style-name="P5">Pakiet Sensoryczny (Sensing Package)</text:p>
      <text:p text:style-name="P5">Palące Światło (Burning Light)</text:p>
      <text:p text:style-name="P5">Pamięć Mocy (Power Memory)</text:p>
      <text:p text:style-name="P5">Pamięć w Czyn (Memory Becomes Action)</text:p>
      <text:p text:style-name="P5">Parcie Dalej (Push on Through)</text:p>
      <text:p text:style-name="P5">Parę Sztuczek w Zanadrzu (Learned a Few Things)</text:p>
      <text:p text:style-name="P5">Pchnięcie (Push)</text:p>
      <text:p text:style-name="P5">Pchnięcie (Thrust)</text:p>
      <text:p text:style-name="P5">Perfekcyjna Kontrola (Perfect Control)</text:p>
      <text:p text:style-name="P5">Perfekcyjna Szybkość (Perfect Speed Burst)</text:p>
      <text:p text:style-name="P5">Perfekcyjny Nieznajomy (Perfect Stranger)</text:p>
      <text:p text:style-name="P5">Permanentna Iluzja (Permanent Illusion)</text:p>
      <text:p text:style-name="P5">Piekielny Szlak (Inferno Trail)</text:p>
      <text:p text:style-name="P5">Pilotaż (Pilot)</text:p>
      <text:p text:style-name="P5">Pięści Furii (Fists of Fury)</text:p>
      <text:p text:style-name="P5">Plan Ucieczki (Escape Plan)</text:p>
      <text:p text:style-name="P5">Planetarna wiedza (Flex Lore)</text:p>
      <text:p text:style-name="P5">Pocisk (Onslaught)</text:p>
      <text:p text:style-name="P5">Podroż Przez Drzewa (Tree Travel)</text:p>
      <text:p text:style-name="P5">Podróż Między Światami (Traverse the Worlds)</text:p>
      <text:p text:style-name="P5"><text:soft-page-break/>Podróż w Czasie (Time Travel)</text:p>
      <text:p text:style-name="P5">Podróżnik Niszczącego Wiatru (Windwracked Traveler)</text:p>
      <text:p text:style-name="P5">Podstawowy Towarzysz (Basic Follower)</text:p>
      <text:p text:style-name="P5">Podwójna Obrona (Dual Defense)</text:p>
      <text:p text:style-name="P5">Podwójne Rozproszenie Uwagi (Dual Distraction)</text:p>
      <text:p text:style-name="P5">Podwójne Władanie Lekkimi Broniami (Dual Light Wield)</text:p>
      <text:p text:style-name="P5">Podwójne Władanie Średnią Bronią (Dual Medium Wield)</text:p>
      <text:p text:style-name="P5">Podwójni Bronieni (Dual Wards)</text:p>
      <text:p text:style-name="P5">Podwójny Cios (Double Strike)</text:p>
      <text:p text:style-name="P5">Podwójny Strzał (Trick Shot)</text:p>
      <text:p text:style-name="P5">Podwójny Wystrzał (Snap Shot)</text:p>
      <text:p text:style-name="P5">Podłączony do Cudzych Zmysłów (Use Senses of Others)</text:p>
      <text:p text:style-name="P5">Podświadoma Obrona (Subconscious Defense)</text:p>
      <text:p text:style-name="P5">Pojedynek Spojrzeń (Stare Them Down)</text:p>
      <text:p text:style-name="P5">Pojedynek na Śmierć i Życie (Duel to the Death)</text:p>
      <text:p text:style-name="P5">Pokaz Siły (Feat of Strength)</text:p>
      <text:p text:style-name="P5">Pole Grawitacyjne (Field of Gravity)</text:p>
      <text:p text:style-name="P5">Pole Magnetyczne (Magnetic Field)</text:p>
      <text:p text:style-name="P5">Pole Mocy Zasilanego Pancerza (Field-Reinforced Armor)</text:p>
      <text:p text:style-name="P5">Pole Obronne (Defensive Field)</text:p>
      <text:p text:style-name="P5">Pole Reakcyjne (Reactive Field)</text:p>
      <text:p text:style-name="P5">Pole Rezonansowe (Resonance Field)</text:p>
      <text:p text:style-name="P5">Pole Siłowe (Force Field)</text:p>
      <text:p text:style-name="P5">Pole Wzmacniające (Reinforcing Field)</text:p>
      <text:p text:style-name="P5">Pole Zniszczeń (Field of Destruction)</text:p>
      <text:p text:style-name="P5">Polowanie na Maszyny (Machine Hunting)</text:p>
      <text:p text:style-name="P5">Pomoc Bez Akcji (Enable Others)</text:p>
      <text:p text:style-name="P5">Pomoc Przyjaciela (Friendly Help)</text:p>
      <text:p text:style-name="P5">Ponowne Ukrycie Się (Go to Ground)</text:p>
      <text:p text:style-name="P5">Popsucie Maszyny (Scramble Machine)</text:p>
      <text:p text:style-name="P5">Porada od Przyjaciela (Advie From a Friend)</text:p>
      <text:p text:style-name="P5">Poruszanie Metalu (Move Metal)</text:p>
      <text:p text:style-name="P5">Poruszenie Góry (Move Mountains)</text:p>
      <text:p text:style-name="P5">Postrzeganie Czasu (See Through Time)</text:p>
      <text:p text:style-name="P5">Postrzeganie Niewidocznego (See The Unseen)</text:p>
      <text:p text:style-name="P5">Potencjał (Enhanced Potential)</text:p>
      <text:p text:style-name="P5">Potrójny Wystrzał (Arc Spraw)</text:p>
      <text:p text:style-name="P5">Potwierdzenie Własnego Przywileju (Asserting Your Priviledge)</text:p>
      <text:p text:style-name="P5">Potępienie Winnych (Damn the Guilty)</text:p>
      <text:p text:style-name="P5">Potężna Retoryka (Powerful Rhetoric)</text:p>
      <text:p text:style-name="P5">Potężne Uderzenie (Power Strike)</text:p>
      <text:p text:style-name="P5">Potężniejsze Fazowanie (Shred Existence)</text:p>
      <text:p text:style-name="P5">Powrót do Obelisku (Return to the Obelisk)</text:p>
      <text:p text:style-name="P5">Powłoka Ciemnej Materii (Dark Matter Shell)</text:p>
      <text:p text:style-name="P5">Poza Rzeczywistością (Outside Reality)</text:p>
      <text:p text:style-name="P5">Pozbawienie Przytomności (Knock Out)</text:p>
      <text:p text:style-name="P5">Poznanie Lokacji (Reading The Room)</text:p>
      <text:p text:style-name="P5">Poznanie Słabości (Know Their Faults)</text:p>
      <text:p text:style-name="P5">Pozyskanie Nietypowego Towarzysza (Gain Unusual Companion)</text:p>
      <text:p text:style-name="P5">Połączenia (Connected)</text:p>
      <text:p text:style-name="P5">Praca Grupowa (Teamwork)</text:p>
      <text:p text:style-name="P5">Pranie Mózgu (Brainwashing)</text:p>
      <text:p text:style-name="P5"><text:soft-page-break/>Prawdziwa Nekromancja (True Necromancy)</text:p>
      <text:p text:style-name="P5">Prawdziwe Zmysły (True Senses)</text:p>
      <text:p text:style-name="P5">Prawdziwy Obrońca (True Defender)</text:p>
      <text:p text:style-name="P5">Prawdziwy Strażnik (True Guardian)</text:p>
      <text:p text:style-name="P5">Prawnik-Stażysta (Legal Intern)</text:p>
      <text:p text:style-name="P5">Precyzja (Precision)</text:p>
      <text:p text:style-name="P5">Precyzyjne Cięcie (Precise Cut)</text:p>
      <text:p text:style-name="P5">Procesor Akcji (Action Procesor)</text:p>
      <text:p text:style-name="P5">Programowanie (Computer Programing)</text:p>
      <text:p text:style-name="P5">Projekcja (Projection)</text:p>
      <text:p text:style-name="P5">Projekcja Mentalna (Mental Projection)</text:p>
      <text:p text:style-name="P5">Promienie Mocy (Bolts of Power)</text:p>
      <text:p text:style-name="P5">Promień Grzmotu (Thunder Beam)</text:p>
      <text:p text:style-name="P5">Promień Konfuzji (Ray of Confusion)</text:p>
      <text:p text:style-name="P5">Promień Odrzucający (Concussive Blast)</text:p>
      <text:p text:style-name="P5">Prorocze Równanie (Predictive Equation)</text:p>
      <text:p text:style-name="P5">Proroczy Model (Predictive Model)</text:p>
      <text:p text:style-name="P5">Prowokacja (Goad)</text:p>
      <text:p text:style-name="P5">Przebicie (Pierce)</text:p>
      <text:p text:style-name="P5">Przebranie (Disguise)</text:p>
      <text:p text:style-name="P5">Przebranie Innej Osoby (Disguise Other)</text:p>
      <text:p text:style-name="P5">Przebudowa (Reshape)</text:p>
      <text:p text:style-name="P5">Przebłysk (Anticipation)</text:p>
      <text:p text:style-name="P5">Przechodzenie Przez Ściany (Walk Throught Walls)</text:p>
      <text:p text:style-name="P5">Przechowanie Energii (Store Energy)</text:p>
      <text:p text:style-name="P5">Przechytrzenie (Outwit)</text:p>
      <text:p text:style-name="P5">Przeciążenie Maszyny (Overload Machine)</text:p>
      <text:p text:style-name="P5">Przeczucie (Got a Feeling)</text:p>
      <text:p text:style-name="P5">Przejęcie Inicjatywy (Seize The Initiative)</text:p>
      <text:p text:style-name="P5">Przejęcie Kontroli (Assume Control)</text:p>
      <text:p text:style-name="P5">Przekaz Obrażeń (Damage Transference)</text:p>
      <text:p text:style-name="P5">Przekierowanie Ataku (Misdirect)</text:p>
      <text:p text:style-name="P5">Przemowa do Tłumu (Play to the Crowd)</text:p>
      <text:p text:style-name="P5">Przemyślenie Problemów (Think Your Way Out)</text:p>
      <text:p text:style-name="P5">Przeniknięcie Przez Barierę (Bypass Barrier)</text:p>
      <text:p text:style-name="P5">Przeogromny (Freakishly Large)</text:p>
      <text:p text:style-name="P5">Przepytanie Ducha (Question the Spirits)</text:p>
      <text:p text:style-name="P5">Przerażająca Obecność (Terryfying Presence)</text:p>
      <text:p text:style-name="P5">Przerażająca Reputacja (Faersome Reputation)</text:p>
      <text:p text:style-name="P5">Przerażające Spojrzenie (Terryfying Gaze)</text:p>
      <text:p text:style-name="P5">Przerażający Obraz (Terryfying Image)</text:p>
      <text:p text:style-name="P5">Przerażenie (Castigate)</text:p>
      <text:p text:style-name="P5">Przeszkadzający Dotyk (Disrupting Touch)</text:p>
      <text:p text:style-name="P5">Przeszkodzenie (Interruption)</text:p>
      <text:p text:style-name="P5">Przesłuchanie Duszy (Soul Interrogation)</text:p>
      <text:p text:style-name="P5">Przewodnik Głębokich Wód (Deep Water Guide)</text:p>
      <text:p text:style-name="P5">Przeznaczenie Wielkości (Destined for Greatness)</text:p>
      <text:p text:style-name="P5">Przezwyciężając Wszystkie Przeciwności (Overcome All Obstacles)</text:p>
      <text:p text:style-name="P5">Przeładowanie (Reload)</text:p>
      <text:p text:style-name="P5">Przeładowanie Energii (Overcharge Energy)</text:p>
      <text:p text:style-name="P5">Przeładowanie Urządzenia (Overcharge Device)</text:p>
      <text:p text:style-name="P5">Przełamanie Linii (Break the Line)</text:p>
      <text:p text:style-name="P5"><text:soft-page-break/>Przełamanie Obrony (Pry Open)</text:p>
      <text:p text:style-name="P5">Przełamanie Umysłów (Break Their Mind)</text:p>
      <text:p text:style-name="P5">Przełom w Badaniach Dziwnej Nauki (Weird Science Breakthrought)</text:p>
      <text:p text:style-name="P5">Przyciągnięcie (Impetus)</text:p>
      <text:p text:style-name="P5">Przydatna Pomoc (Able Assistance)</text:p>
      <text:p text:style-name="P5">Przypływ Cyphera (Cypher Surge)</text:p>
      <text:p text:style-name="P5">Przypływ Pewności Siebie (Surging Confidence)</text:p>
      <text:p text:style-name="P5">Przyroda po Twojej Stornie (The Wild Is on Your Side)</text:p>
      <text:p text:style-name="P5">Przyspieszenie (Speed Burst)</text:p>
      <text:p text:style-name="P5">Przyspieszenie Czasoprzestrzenne (Temporal Acceleration)</text:p>
      <text:p text:style-name="P5">Przysługa (Call in Favor)</text:p>
      <text:p text:style-name="P5">Przywileje Szlachty (Privileged Nobility)</text:p>
      <text:p text:style-name="P5">Przywołanie (Conjuration)</text:p>
      <text:p text:style-name="P5">Przywołanie (Fetch)</text:p>
      <text:p text:style-name="P5">Przywołanie Burzy (Storm Seed)</text:p>
      <text:p text:style-name="P5">Przywołanie Demona (Summon Demon)</text:p>
      <text:p text:style-name="P5">Przywołanie Wielkiego Pająka (Summon Giant Spider)</text:p>
      <text:p text:style-name="P5">Przywrócenie Życia (Restore Life)</text:p>
      <text:p text:style-name="P5">Przywykły do Noszenia Zbroi (Experienced in Armor)</text:p>
      <text:p text:style-name="P5">Przyzwyczajony do Mikrograwitacji (Microgravity Adept)</text:p>
      <text:p text:style-name="P5">Psioniczna Erupcja (Psychic Burst)</text:p>
      <text:p text:style-name="P5">Psioniczna Sugestia (Psychic Suggestion)</text:p>
      <text:p text:style-name="P5">Psioniczny Pasażer (Psychic Passenger)</text:p>
      <text:p text:style-name="P5">Psychoza (Psychosis)</text:p>
      <text:p text:style-name="P5">Pula Słoneczna (Sun Siphon)</text:p>
      <text:p text:style-name="P5">Pył w Pył (Dust to Dust)</text:p>
      <text:p text:style-name="P5">Pęd (Momentum)</text:p>
      <text:p text:style-name="P5">Pętla Czasu (Time Loop)</text:p>
      <text:p text:style-name="P5">Płaszcz Ciemnej Materii (Dark Matter Shroud)</text:p>
      <text:p text:style-name="P5">Płaszcz Gniewu (Wraith Cloak)</text:p>
      <text:p text:style-name="P5">Płaszcz Ognia (Shroud of Flame)</text:p>
      <text:p text:style-name="P5">Pływanie (Swim)</text:p>
      <text:p text:style-name="P5">Rana Teleportacyjna (Teleportive Wound)</text:p>
      <text:p text:style-name="P5">Reakcja (Reaction)</text:p>
      <text:p text:style-name="P5">Regeneracja (Regenerate)</text:p>
      <text:p text:style-name="P5">Regeneracja Osoby Trzeciej (Regenerate Other)</text:p>
      <text:p text:style-name="P5">Regeneracja Sojuszników (Stay the Course)</text:p>
      <text:p text:style-name="P5">Regeneracja Umysłu (Mind Surge)</text:p>
      <text:p text:style-name="P5">Rekrutowanie Delegata (Recruit Deputy)</text:p>
      <text:p text:style-name="P5">Relokacja (Relocate)</text:p>
      <text:p text:style-name="P5">Rentgen w Oczach (See Through Matter)</text:p>
      <text:p text:style-name="P5">Reputacja Spoza Prawa (Outlaw Reputation)</text:p>
      <text:p text:style-name="P5">Resuscytacja (Resuscitate)</text:p>
      <text:p text:style-name="P5">Rewolwerowiec (Gunner)</text:p>
      <text:p text:style-name="P5">Riposta (Answering Attack)</text:p>
      <text:p text:style-name="P5">Robot-Asystent (Robot Assistant)</text:p>
      <text:p text:style-name="P5">Robotyczna Ewolucja (Robot Evolution)</text:p>
      <text:p text:style-name="P5">Rozbrojenie (Disarming Attack)</text:p>
      <text:p text:style-name="P5">Rozbrojenie Urządzenia (Disable Mechanizm)</text:p>
      <text:p text:style-name="P5">Rozdzielenie Jaźni (Divide Your Mind)</text:p>
      <text:p text:style-name="P5">Rozkaz (Command)</text:p>
      <text:p text:style-name="P5">Rozkazująca Postura (Demeanor of Commond)</text:p>
      <text:p text:style-name="P5"><text:soft-page-break/>Rozkazywanie Bestiom (Command Beast)</text:p>
      <text:p text:style-name="P5">Rozkazywanie Duchom (Command Spirit)</text:p>
      <text:p text:style-name="P5">Rozkazywanie Maszynom (Command Machine)</text:p>
      <text:p text:style-name="P5">Rozmazana Prędkość (Blurring Speed)</text:p>
      <text:p text:style-name="P5">Rozmazany (Hard to See)</text:p>
      <text:p text:style-name="P5">Rozmowny (Telling)</text:p>
      <text:p text:style-name="P5">Rozpęd (Up to Speed)</text:p>
      <text:p text:style-name="P5">Rozszerzony Zwierzęcy Kształt (Lend Animal Shape)</text:p>
      <text:p text:style-name="P5">Ruch i Multiatak (Break the Ranks)</text:p>
      <text:p text:style-name="P5">Rumak (Mount)</text:p>
      <text:p text:style-name="P5">Rydwan Wiatru (Wind Chariot)</text:p>
      <text:p text:style-name="P5">Ryzykant (Gambler)</text:p>
      <text:p text:style-name="P5">Rzemieślnik (Crafter)</text:p>
      <text:p text:style-name="P5">Rzemieślnik Rupieci (Junkmonger)</text:p>
      <text:p text:style-name="P5">Rzeźbienie Ciała (Sculpt Flesh)</text:p>
      <text:p text:style-name="P5">Rzeźbienie Światłem (Sculpt Light)</text:p>
      <text:p text:style-name="P5">Rzucanie Cypherów (Cypher Casting)</text:p>
      <text:p text:style-name="P5">Rzut (Fling)</text:p>
      <text:p text:style-name="P5">Rzut (Throw)</text:p>
      <text:p text:style-name="P5">Rzut Tarczą Siłową (Throw Force Shield)</text:p>
      <text:p text:style-name="P5">Rzut Zaczarowaną Bronią (Throw Enchanted Weapon)</text:p>
      <text:p text:style-name="P5">Rzuć Iluzję (Cast Ilusion)</text:p>
      <text:p text:style-name="P5">Sen Staje się Prawdą (Dream Becomes Reality)</text:p>
      <text:p text:style-name="P5">Sen na Jawie (Daydream)</text:p>
      <text:p text:style-name="P5">Sensor (Sensor)</text:p>
      <text:p text:style-name="P5">Sensory Statku Kosmicznego (Sensor Array)</text:p>
      <text:p text:style-name="P5">Serv-0 (Serv-0)</text:p>
      <text:p text:style-name="P5">Serv-0 Obrońca (Serv-0 Defender)</text:p>
      <text:p text:style-name="P5">Serv-0 Szpieg (Serv-0 Spy)</text:p>
      <text:p text:style-name="P5">Servi-0 Wojownik (Serv-0 Brawler)</text:p>
      <text:p text:style-name="P5">Sieć Telepatyczna (Telepathic Network)</text:p>
      <text:p text:style-name="P5">Silniejsi Razem (Stronger Together)</text:p>
      <text:p text:style-name="P5">Silny Umysł (Discerning Mind)</text:p>
      <text:p text:style-name="P5">Siła i Dokładność (Force and Accuracy)</text:p>
      <text:p text:style-name="P5">Skacząca Tarcza (Bouncind Shield)</text:p>
      <text:p text:style-name="P5">Skan (Scan)</text:p>
      <text:p text:style-name="P5">Skany Serv-0 (Serv-0 Scanner)</text:p>
      <text:p text:style-name="P5">Skoki Teleportacyjne (Teleportation Burst)</text:p>
      <text:p text:style-name="P5">Skonfunduj Wroga (Confuse Enemy)</text:p>
      <text:p text:style-name="P5">Skoordynowany Wysiłek (Coordinated Effort)</text:p>
      <text:p text:style-name="P5">Skopiuj Moc (Copy Power)</text:p>
      <text:p text:style-name="P5">Skradanie się (Sneak)</text:p>
      <text:p text:style-name="P5">Skrycie się w Cieniu (Slip Into Shadow)</text:p>
      <text:p text:style-name="P5">Skrzydła Ognia (Wings of Fire)</text:p>
      <text:p text:style-name="P5">Skrzydła Pustki (Void Wings)</text:p>
      <text:p text:style-name="P5">Skrzydła-Bronie (Wing Weapons)</text:p>
      <text:p text:style-name="P5">Skupienie na Ataku (Flex Weapon Skill)</text:p>
      <text:p text:style-name="P5">Skupienie na Umiejętności (Flex Skill)</text:p>
      <text:p text:style-name="P5">Sobowtór Czasoprzestrzenny (Time Doppelganger)</text:p>
      <text:p text:style-name="P5">Sokole Oko (Targeting Eye)</text:p>
      <text:p text:style-name="P5">Specjalizacja w Zadaniu (Task Specialization)</text:p>
      <text:p text:style-name="P5">Specjalny Strzał (Special Shot)</text:p>
      <text:p text:style-name="P5"><text:soft-page-break/>Sposób na Potwory (Monster Bane)</text:p>
      <text:p text:style-name="P5">Sprawny Oszust (Confidence Artist)</text:p>
      <text:p text:style-name="P5">Spryciula (Blameless)</text:p>
      <text:p text:style-name="P5">Spóźniona Inspiracja (Late Inspiration)</text:p>
      <text:p text:style-name="P5">Stalker (Stalker)</text:p>
      <text:p text:style-name="P5">Stalowy Cios (Iron Punch)</text:p>
      <text:p text:style-name="P5">Stosowanie Swojej Wiedzy (Applying Your Knowledge)</text:p>
      <text:p text:style-name="P5">Straszny Las (Dreadwood)</text:p>
      <text:p text:style-name="P5">Strategia (Strategize)</text:p>
      <text:p text:style-name="P5">Strzaskanie (Shatter)</text:p>
      <text:p text:style-name="P5">Strzaskanie Umysłu (Shatter Mind)</text:p>
      <text:p text:style-name="P5">Stwardniały (Tough it Out)</text:p>
      <text:p text:style-name="P5">Stworzenie (Create)</text:p>
      <text:p text:style-name="P5">Stworzenie Wody (Create Water)</text:p>
      <text:p text:style-name="P5">Stworzenie Śmiertelnej Trucizny (Create Deadly Poison)</text:p>
      <text:p text:style-name="P5">Stymulacja (Stimulate)</text:p>
      <text:p text:style-name="P5">Subsoniczny Hałas (Subsonic Rumble)</text:p>
      <text:p text:style-name="P5">Subtelne Sztuczki (Subtle Tricks)</text:p>
      <text:p text:style-name="P5">Sugestia (Suggestion)</text:p>
      <text:p text:style-name="P5">Surfer Aut (Car Surfer)</text:p>
      <text:p text:style-name="P5">Szarpnięcie Grawitacyjne (Gravity Cleave)</text:p>
      <text:p text:style-name="P5">Szarża Hordy (Charging Horde)</text:p>
      <text:p text:style-name="P5">Szał (Frenzy)</text:p>
      <text:p text:style-name="P5">Szczegółowe Planowanie (Meticulous Planner)</text:p>
      <text:p text:style-name="P5">Szczur Miejski (Alley Rat)</text:p>
      <text:p text:style-name="P5">Szczęki Smoka (Dragon’s Maw)</text:p>
      <text:p text:style-name="P5">Szczęście Złodzieja (Thief’s Luck)</text:p>
      <text:p text:style-name="P5">Szok (Shock)</text:p>
      <text:p text:style-name="P5">Sztuczki Magiczne (Hedge Magic)</text:p>
      <text:p text:style-name="P5">Sztuki Walki (Unarmored Fightning Style)</text:p>
      <text:p text:style-name="P5">Szuflads-Skrytka (Hidden Closet)</text:p>
      <text:p text:style-name="P5">Szybka Nauka (Quick Study)</text:p>
      <text:p text:style-name="P5">Szybka Podróż (Fast Travel)</text:p>
      <text:p text:style-name="P5">Szybka Reakcja (Rapid Processing)</text:p>
      <text:p text:style-name="P5">Szybka Robota (Quick Work)</text:p>
      <text:p text:style-name="P5">Szybka Ucieczka (Quick to Flee)</text:p>
      <text:p text:style-name="P5">Szybka Śmierć (Quick Death)</text:p>
      <text:p text:style-name="P5">Szybki Atak (Rapid Attack)</text:p>
      <text:p text:style-name="P5">Szybki Blok (Qiuck Block)</text:p>
      <text:p text:style-name="P5">Szybki Cios (Quick Strike)</text:p>
      <text:p text:style-name="P5">Szybki Rzut (Quick Throw)</text:p>
      <text:p text:style-name="P5">Szybki Umysł (Agile Wit)</text:p>
      <text:p text:style-name="P5">Szybki Umysł (Quick Wits)</text:p>
      <text:p text:style-name="P5">Szybkie Odzyskanie Zdrowia (Quick Recovery)</text:p>
      <text:p text:style-name="P5">Szybkie Odzyskanie Zdrowia (Rapid Recovery)</text:p>
      <text:p text:style-name="P5">Szybkie Skurczenie Się (Quick Switch)</text:p>
      <text:p text:style-name="P5">Szybkie Zabójstwo (Fast Kill)</text:p>
      <text:p text:style-name="P5">Szybkie Zdrowienie (Speedy recovery)</text:p>
      <text:p text:style-name="P5">Szybkostopy (Fleet of Foot)</text:p>
      <text:p text:style-name="P5">Szybkość Błyskawicy (Flash Across the Miles)</text:p>
      <text:p text:style-name="P5">Szybsza Dzika Magia (Faster Wild Magic)</text:p>
      <text:p text:style-name="P5">Szybszy Niż Większość (Quicker Than Most)</text:p>
      <text:p text:style-name="P5"><text:soft-page-break/>Słabe Punkty Maszyn (Machine Vulnerabilities)</text:p>
      <text:p text:style-name="P5">Słowo Rozkazu (Word of Command)</text:p>
      <text:p text:style-name="P5">Słowo Śmierci (Word of Death)</text:p>
      <text:p text:style-name="P5">Służba (Retinue)</text:p>
      <text:p text:style-name="P6">Ściana Błyskawic (Wall of Lightning)</text:p>
      <text:p text:style-name="P6">Ściana Mocy (Force Wall)</text:p>
      <text:p text:style-name="P6">Ściana z Granitu (Granite Wall)</text:p>
      <text:p text:style-name="P6">Śledczy (Investigator)</text:p>
      <text:p text:style-name="P6">Śledztwo (Investigate)</text:p>
      <text:p text:style-name="P6">Śliski (Slippery)</text:p>
      <text:p text:style-name="P6">Śliski Klient (Slippery Customer)</text:p>
      <text:p text:style-name="P6">Śmiercionośny Rój (Deadly Swam)</text:p>
      <text:p text:style-name="P6">Śmiertelna Salwa (Deadly Aim)</text:p>
      <text:p text:style-name="P6">Śmiertelna Wibracja (Lethal Vibration)</text:p>
      <text:p text:style-name="P6">Śmiertelny Cios (Deadly Strike)</text:p>
      <text:p text:style-name="P6">Śmiertelny Trik (Lethal Ploy)</text:p>
      <text:p text:style-name="P6">Śniegowa Zamieć (Ice Storm)</text:p>
      <text:p text:style-name="P6">Średnia Teleportacja (Medium Teleportation)</text:p>
      <text:p text:style-name="P6">Średnie Życzenie (Moderate Wish)</text:p>
      <text:p text:style-name="P6">Środki Zaradcze (Countermeasures)</text:p>
      <text:p text:style-name="P6">Świadomość (Awareness)</text:p>
      <text:p text:style-name="P6">Światło Słońca (Sunlight)</text:p>
      <text:p text:style-name="P6">Świta (Entourage)</text:p>
      <text:p text:style-name="P5">Taktyk Pola Walki (Battlefield Tactician)</text:p>
      <text:p text:style-name="P5">Taktyka Hordy (Horde Tactics)</text:p>
      <text:p text:style-name="P5">Talent Celebryty (Celebrity Talent)</text:p>
      <text:p text:style-name="P5">Tarcza Obronna (Warding Shield)</text:p>
      <text:p text:style-name="P5">Tarcza Pola Siłowego (Force Field Shield)</text:p>
      <text:p text:style-name="P5">Telekineza (Telekinesis)</text:p>
      <text:p text:style-name="P5">Telepatia (Telepathic)</text:p>
      <text:p text:style-name="P5">Telepatia Maszyn (Machine Telepathy)</text:p>
      <text:p text:style-name="P5">Teleportacja (Teleportation)</text:p>
      <text:p text:style-name="P5">Tnące Światło (Cutting Light)</text:p>
      <text:p text:style-name="P5">Towarzysz Eksplorator (Fellow Explorer)</text:p>
      <text:p text:style-name="P5">Towarzysz-Ekspert (Expert Follower)</text:p>
      <text:p text:style-name="P5">Towarzysz-Maszyna (Mechine Companion)</text:p>
      <text:p text:style-name="P5">Trening Gildii (Guild Training)</text:p>
      <text:p text:style-name="P5">Trening Magiczny (Magic Training)</text:p>
      <text:p text:style-name="P5">Trening w Zadaniu (Task Training)</text:p>
      <text:p text:style-name="P5">Troszkę Szalony (Just a Bit Mad)</text:p>
      <text:p text:style-name="P5">Trudny Cel (Hard Target)</text:p>
      <text:p text:style-name="P5">Trudny Wybory (Hard Choices)</text:p>
      <text:p text:style-name="P5">Trudny do Trafienia (Hard to Hit)</text:p>
      <text:p text:style-name="P5">Trudny do Zamordowania (Hard to Kill)</text:p>
      <text:p text:style-name="P5">Trzecie Oko (Third Eye)</text:p>
      <text:p text:style-name="P5">Trzęsienie Rezonansowe (Resonant Quake)</text:p>
      <text:p text:style-name="P5">Trzęsienie Ziemi (Earthquake)</text:p>
      <text:p text:style-name="P5">Tunel Czasoprzestrzenny (Wormhole)</text:p>
      <text:p text:style-name="P5">Tupnięcie Golema (Golem Stomp)</text:p>
      <text:p text:style-name="P5">Twarda Lodowa Zbroja (Resilient Ice Armor)</text:p>
      <text:p text:style-name="P5">Twardsze Światło (Harder Light)</text:p>
      <text:p text:style-name="P5">Twardy (Sturdy)</text:p>
      <text:p text:style-name="P5"><text:soft-page-break/>Twórca Broni (Weapon Crafter)</text:p>
      <text:p text:style-name="P5">Twórca Cypherów (CypherSmith)</text:p>
      <text:p text:style-name="P5">Twórca Pułapek (Trapster)</text:p>
      <text:p text:style-name="P5">Twórca Robotów (Robot Builder)</text:p>
      <text:p text:style-name="P5">Tłumienie Dźwięków (Nullify Sound)</text:p>
      <text:p text:style-name="P5">Ucieczka (Burst of Escape)</text:p>
      <text:p text:style-name="P5">Ucieczka (Escape)</text:p>
      <text:p text:style-name="P5">Ucieczka (Flee)</text:p>
      <text:p text:style-name="P5">Ucieczka od Złego Losu (Wrest From Chance)</text:p>
      <text:p text:style-name="P5">Ucieczka, Nie Walka (Flight not Fight)</text:p>
      <text:p text:style-name="P5">Ucieknij (Get Away)</text:p>
      <text:p text:style-name="P5">Uderzenie Mocy (Force Bash)</text:p>
      <text:p text:style-name="P5">Uderzenie Mocy (Power Crash)</text:p>
      <text:p text:style-name="P5">Ufortyfikowana Pozycja (Fortified Position)</text:p>
      <text:p text:style-name="P5">Ujawnienie (Reveal)</text:p>
      <text:p text:style-name="P5">Ukaranie Winnego (Punish The Guilty)</text:p>
      <text:p text:style-name="P5">Ukaranie Wszystkich Winnych (Punish All the Guilty)</text:p>
      <text:p text:style-name="P5">Ukojenia Ciała i Umysłu (Soothe Mind and Body)</text:p>
      <text:p text:style-name="P5">Ukojenie Dzikiego (Soothe the Savage)</text:p>
      <text:p text:style-name="P5">Ukryta Siła (Hidden Reserves)</text:p>
      <text:p text:style-name="P5">Ulepsz Funkcjonowanie Materialnego Cyphera (Boost Manifest Cypher Function)</text:p>
      <text:p text:style-name="P5">Ulepsz Materialny Cypher (Boost Manifest Cypher)</text:p>
      <text:p text:style-name="P5">Ulepszenie Maszyny (Coaxing Power)</text:p>
      <text:p text:style-name="P5">Ulepszenie Maszyny (Machine Enhancement)</text:p>
      <text:p text:style-name="P5">Ulepszenie Robota (Robot Improvement)</text:p>
      <text:p text:style-name="P5">Ulepszenie Siły (Enhance Strength)</text:p>
      <text:p text:style-name="P5">Ulepszenie Szybkości (Deep Resources)</text:p>
      <text:p text:style-name="P5">Ulepszenie Umiejętności (Effective Skill)</text:p>
      <text:p text:style-name="P5">Ulepszona Absorpcja Kinetycznej Energii (Improved Absorb Kinetic Energy)</text:p>
      <text:p text:style-name="P5">Ulepszona Aportacja (Improved Apportation)</text:p>
      <text:p text:style-name="P5">Ulepszona Kopia (Superior Duplicate)</text:p>
      <text:p text:style-name="P5">Ulepszona Likantropia (Enhanced Beast Form)</text:p>
      <text:p text:style-name="P5">Ulepszona Muskulatura (Enhanced Physique)</text:p>
      <text:p text:style-name="P5">Ulepszona Szybkość (Enhanced Speed)</text:p>
      <text:p text:style-name="P5">Ulepszona Tarcza (Enveloping Shield)</text:p>
      <text:p text:style-name="P5">Ulepszona Więź z Przedmiotem (Improved Object Bond)</text:p>
      <text:p text:style-name="P5">Ulepszona moc (Enhanced Might)</text:p>
      <text:p text:style-name="P5">Ulepszone Ciało (Enhanced Body)</text:p>
      <text:p text:style-name="P5">Ulepszone Kopiowanie Mocy (Improved Copying)</text:p>
      <text:p text:style-name="P5">Ulepszone Odzyskanie Zdrowia (Improved Recovery)</text:p>
      <text:p text:style-name="P5">Ulepszone Rozkazywanie Duchom (Improved Command Spirit)</text:p>
      <text:p text:style-name="P5">Ulepszone Rzeźbienie Światłem (Improved Sculpt Light)</text:p>
      <text:p text:style-name="P5">Ulepszone Skupienie (Improved Edge)</text:p>
      <text:p text:style-name="P5">Ulepszone Skupienie w Inteligencji (Enhanced Intellect Edge)</text:p>
      <text:p text:style-name="P5">Ulepszone Skupienie w Mocy (Enhanced Might Edge)</text:p>
      <text:p text:style-name="P5">Ulepszone Skupienie w Szybkości (Enhanced Speed Edhe)</text:p>
      <text:p text:style-name="P5">Ulepszone Szarpnięcie Grawitacyjne (Improved Gravity Cleave)</text:p>
      <text:p text:style-name="P5">Ulepszone Umiejętności (Heightened Skills)</text:p>
      <text:p text:style-name="P5">Ulepszone Zdrowie (Incredible Health)</text:p>
      <text:p text:style-name="P5">Ulepszony Atak Fazowy (Enhanced Phased Attack)</text:p>
      <text:p text:style-name="P5">Ulepszony Intelekt (Enhanced Intellect)</text:p>
      <text:p text:style-name="P5">Ulepszony Osąd (Improved Designation)</text:p>
      <text:p text:style-name="P5"><text:soft-page-break/>Ulepszony Sensor (Improved Sensor)</text:p>
      <text:p text:style-name="P5">Ulepszony Sposób na Potwory (Improved Monster Bane)</text:p>
      <text:p text:style-name="P5">Ulepszony Sukces (Improved Success)</text:p>
      <text:p text:style-name="P5">Ulepszony Towarzysz (Improved Companion)</text:p>
      <text:p text:style-name="P5">Ulepszony Towarzysz-Maszyna (Improved Machine Companion)</text:p>
      <text:p text:style-name="P5">Ultra Wzmocnienie (Ultra Enhancement)</text:p>
      <text:p text:style-name="P5">Umiejętna Obrona (Skill With Defense)</text:p>
      <text:p text:style-name="P5">Umiejętności Fizyczne (Physical Skills)</text:p>
      <text:p text:style-name="P5">Umiejętności Kosmiczne (Vacuum Skilled)</text:p>
      <text:p text:style-name="P5">Umiejętności Międzyludzkie (Interaction Skills)</text:p>
      <text:p text:style-name="P5">Umiejętności Podróżnicze (Travel Skills)</text:p>
      <text:p text:style-name="P5">Umiejętności Ruchu (Movement Skills)</text:p>
      <text:p text:style-name="P5">Umiejętności Technologiczne (Tech Skills)</text:p>
      <text:p text:style-name="P5">Umiejętności Wiedzy (Knowledge Skills)</text:p>
      <text:p text:style-name="P5">Umiejętności Zabójcy (Assassin Skills)</text:p>
      <text:p text:style-name="P5">Umiejętności Złodzieja (Stealth Skills)</text:p>
      <text:p text:style-name="P5">Umiejętności Śledcze (Investigative Skills)</text:p>
      <text:p text:style-name="P5">Umiejętność Eksperta (Expert Skill)</text:p>
      <text:p text:style-name="P5">Umiejętny Atak (Skill With Attacks)</text:p>
      <text:p text:style-name="P5">Umiłowanie do Maszyn (Machine Affinity)</text:p>
      <text:p text:style-name="P5">Umysł Lidera (Mind of a Leader)</text:p>
      <text:p text:style-name="P5">Umysł-Twierdza (Closed Mind)</text:p>
      <text:p text:style-name="P5">Umysłowa Odporność (Mentally Tought)</text:p>
      <text:p text:style-name="P5">Unik (Evasion)</text:p>
      <text:p text:style-name="P5">Unik i Rewanż (Dodge and Respond)</text:p>
      <text:p text:style-name="P5">Unika i Oporność (Dodge and Resist)</text:p>
      <text:p text:style-name="P5">Uniki w Mikrograwitacji (Microgravity Avoidance)</text:p>
      <text:p text:style-name="P5">Uniwersalny Umysł (Versatile Mind)</text:p>
      <text:p text:style-name="P5">Unoszenie Się (Hover)</text:p>
      <text:p text:style-name="P5">Unowocześnienie Robota (Robot Upgrade)</text:p>
      <text:p text:style-name="P5">Uprzednie Planowanie (Thinking Ahead)</text:p>
      <text:p text:style-name="P5">Uprzedzanie Ataku (Anticipate Attack)</text:p>
      <text:p text:style-name="P5">Urealnienie Iluzji (Bolster Illusion)</text:p>
      <text:p text:style-name="P5">Uspokojenie (Calm)</text:p>
      <text:p text:style-name="P5">Uspokojenie Nieznajomego (Calm Stranger)</text:p>
      <text:p text:style-name="P5">Usprawnienie Defensywne (Defensive Augmentation)</text:p>
      <text:p text:style-name="P5">Usunięcie Wspomnień (Erase Momeries)</text:p>
      <text:p text:style-name="P5">Uzbrojenie (Weaponization)</text:p>
      <text:p text:style-name="P5">Uzdolniony Kierowca (Trick Driver)</text:p>
      <text:p text:style-name="P5">Uzdrawiająca Fontanna (Font of Healing)</text:p>
      <text:p text:style-name="P5">Uzdrawianie Golema (Golem Healing)</text:p>
      <text:p text:style-name="P5">Uzdrowienie (Alleviate)</text:p>
      <text:p text:style-name="P5">Uzdrowienie (Regeneration)</text:p>
      <text:p text:style-name="P5">Uzębiona Ściana (Wall With Teeth)</text:p>
      <text:p text:style-name="P5">Uśmiech i Słowo (A Smile and a Word)</text:p>
      <text:p text:style-name="P5">W Defensywie (Go Defensive)</text:p>
      <text:p text:style-name="P5">W Mgnieniu Oka (Blink of an Eye)</text:p>
      <text:p text:style-name="P5">W Objęciach Mroku (Embraced by Darkness)</text:p>
      <text:p text:style-name="P5">W Objęciach Nocy (Embrace The Night)</text:p>
      <text:p text:style-name="P5">Walczący z Hordą (Horde Fighting)</text:p>
      <text:p text:style-name="P5">Walczący z Robotami (Robot Fighter)</text:p>
      <text:p text:style-name="P5">Walka w Kosmosie (Space Fighting)</text:p>
      <text:p text:style-name="P5"><text:soft-page-break/>Warzenie Trucizn (Poison Crafter)</text:p>
      <text:p text:style-name="P5">Wbudowanie Bronie (Built-in Weaponry)</text:p>
      <text:p text:style-name="P5">Wewnętrzna Obrona (Inner Defense)</text:p>
      <text:p text:style-name="P5">Wezwanie Burzy (Call The Storm)</text:p>
      <text:p text:style-name="P5">Wezwanie Ducha (Call Dead Spirit)</text:p>
      <text:p text:style-name="P5">Wezwanie Międzywymiarowego Ducha (Call Otherworldly Spirit)</text:p>
      <text:p text:style-name="P5">Wezwanie Przez Czas (Call Through Time)</text:p>
      <text:p text:style-name="P5">Wezwanie Roju (Call Swarm)</text:p>
      <text:p text:style-name="P5">Wgląd w Urządzenie (Device Insight)</text:p>
      <text:p text:style-name="P5">Widzenie na Odległość (Remote Viewing)</text:p>
      <text:p text:style-name="P5">Wiedza (Knowing)</text:p>
      <text:p text:style-name="P5">Wiedza Prawnicza (Knowledge of the Law)</text:p>
      <text:p text:style-name="P5">Wiedza o Dziczy (Wilderness Lore)</text:p>
      <text:p text:style-name="P5">Wiedza o Nieznanym (Knowing the Unknown)</text:p>
      <text:p text:style-name="P5">Wiedza o Potworach (Monster Lore)</text:p>
      <text:p text:style-name="P5">Wiedza o Ruinach (Ruin Lore)</text:p>
      <text:p text:style-name="P5">Wiedza o Społeczności (Community Knowledge)</text:p>
      <text:p text:style-name="P5">Wiedza to Potęga (Knowledge is Power)</text:p>
      <text:p text:style-name="P5">Wiedza z Bestiariusza (Bestiary Knowledge)</text:p>
      <text:p text:style-name="P5">Wiele Celów (Multiple Quarry)</text:p>
      <text:p text:style-name="P5">Wiele Umiejętności (Multiple Skills)</text:p>
      <text:p text:style-name="P5">Wielgachny (Gargantuan)</text:p>
      <text:p text:style-name="P5">Wielka Iluzja (Grandiose Illusion)</text:p>
      <text:p text:style-name="P5">Wielki (Huge)</text:p>
      <text:p text:style-name="P5">Wielki Skok (Amazing Leap)</text:p>
      <text:p text:style-name="P5">Wielkie Drzewo (Great Tree)</text:p>
      <text:p text:style-name="P5">Wielkie Oszustwo (Grand Deception)</text:p>
      <text:p text:style-name="P5">Wielokrotny Atak (Spin Attack)</text:p>
      <text:p text:style-name="P5">Wielośc (Multiplicity)</text:p>
      <text:p text:style-name="P5">Wielość Kopii (Multiple Copying)</text:p>
      <text:p text:style-name="P5">Wierny Obrońca (Devoted Defender)</text:p>
      <text:p text:style-name="P5">Wiesz, Gdzie Szukać (Know Where to Look)</text:p>
      <text:p text:style-name="P5">Wieża Intelektu (Tower of Intellect)</text:p>
      <text:p text:style-name="P5">Wieża Siły Woli (Tower of Will)</text:p>
      <text:p text:style-name="P5">Wir Rzutek (Whirlwind of Throws)</text:p>
      <text:p text:style-name="P5">Wizja Przeszłości (Precognition)</text:p>
      <text:p text:style-name="P5">Wizja Przyszłości (See the Future)</text:p>
      <text:p text:style-name="P5">Większa Furia (Greater Frenzy)</text:p>
      <text:p text:style-name="P5">Większa Iluzja (Major Illusion)</text:p>
      <text:p text:style-name="P5">Większa Kontrolowana Zmiana (Greater Controlled Change)</text:p>
      <text:p text:style-name="P5">Większa Likantropia (Greater Beast Form)</text:p>
      <text:p text:style-name="P5">Większa Nekromancja (Greater Necromancy)</text:p>
      <text:p text:style-name="P5">Większa Ulepszona Moc (Greater Enhanced Might)</text:p>
      <text:p text:style-name="P5">Większa Ulepszona Muskulatura (Greater Enhanced Physique)</text:p>
      <text:p text:style-name="P5">Większa Ulepszona Szybkość (Greater Enhanced Speed)</text:p>
      <text:p text:style-name="P5">Większa Umiejętność Ataku (Greater Skill With Attack)</text:p>
      <text:p text:style-name="P5">Większa Umiejętność Obrony (Greater Skill With Defense)</text:p>
      <text:p text:style-name="P5">Większy (Bigger)</text:p>
      <text:p text:style-name="P5">Większy Leczący Dotyk (Greater Healing Touch)</text:p>
      <text:p text:style-name="P5">Większy Likantrop (Bigger Beast Form)</text:p>
      <text:p text:style-name="P5">Większy Osąd (Greater Designation)</text:p>
      <text:p text:style-name="P5">Większy Ulepszony Intelekt (Greater Enhanced Intellect)</text:p>
      <text:p text:style-name="P5"><text:soft-page-break/>Większy Ulepszony Potencjał (Greater Enhanced Potential)</text:p>
      <text:p text:style-name="P5">Większy Zwierzęcy Kształt (Bigger Animal Shape)</text:p>
      <text:p text:style-name="P5">Więź z Maszyną (Machine Bond)</text:p>
      <text:p text:style-name="P5">Więź z Obiektem (Object Bond)</text:p>
      <text:p text:style-name="P5">Wmawianie (Fast Talk)</text:p>
      <text:p text:style-name="P5">Wodna Adaptacja (Water Adaptation)</text:p>
      <text:p text:style-name="P5">Wodny Wojownik (Aquatic Combatant)</text:p>
      <text:p text:style-name="P5">Wojownik bez Zbroi (Unarmored Fighter)</text:p>
      <text:p text:style-name="P5">Wola Lidera (Will of the Leader)</text:p>
      <text:p text:style-name="P5">Wpływ na Rój (Influence Swarm)</text:p>
      <text:p text:style-name="P5">Wrodzona Moc (Innate Power)</text:p>
      <text:p text:style-name="P5">Wróżba (Premonition)</text:p>
      <text:p text:style-name="P5">Wskaż Im Drogę (Show Them The Way)</text:p>
      <text:p text:style-name="P5">Wspaniały Infiltrator (Super Infiltrator)</text:p>
      <text:p text:style-name="P5">Wspaniały Odkrywca (Superb Explorer)</text:p>
      <text:p text:style-name="P5">Wspaniały Pilot (Incomparable Pilot)</text:p>
      <text:p text:style-name="P5">Wsparcie Przyjaciela (Work the Friendship)</text:p>
      <text:p text:style-name="P5">Wspieranie Uważności (Discipline of Watchfulness)</text:p>
      <text:p text:style-name="P5">Wspólny Wysiłek (Spur Effort)</text:p>
      <text:p text:style-name="P5">Wstrzymanie Oddechu (Hold Breath)</text:p>
      <text:p text:style-name="P5">Wstęgi Mrocznej Materii (Ribbons of Dark Matter)</text:p>
      <text:p text:style-name="P5">Wszystko Jest Bronią (Everything is a Weapon)</text:p>
      <text:p text:style-name="P5">Wybuch (Concussion)</text:p>
      <text:p text:style-name="P5">Wybuch Tarczy (Shield Burst)</text:p>
      <text:p text:style-name="P5">Wybuchowe Rozładowanie (Explosive Release)</text:p>
      <text:p text:style-name="P5">Wycelowanie (Snipe)</text:p>
      <text:p text:style-name="P5">Wyciągnięcie Wniosków (Draw Conclusion)</text:p>
      <text:p text:style-name="P5">Wyczucie Pobudek (Sense Attitudes)</text:p>
      <text:p text:style-name="P5">Wyczulenie na Okazje (Find an Opening)</text:p>
      <text:p text:style-name="P5">Wyczulone Zmysły (Preternatural Senses)</text:p>
      <text:p text:style-name="P5">Wydajność Maszyny (Machine Efficiency)</text:p>
      <text:p text:style-name="P5">Wydanie Rozkazu (Take Command)</text:p>
      <text:p text:style-name="P5">Wyfazowanie Wroga (Phase Foe)</text:p>
      <text:p text:style-name="P5">Wygnanie (Exile)</text:p>
      <text:p text:style-name="P5">Wyjaśnianie Niewysłowionego (Explains the Ineffable)</text:p>
      <text:p text:style-name="P5">Wyjątkowe Mistrzostwo (Extreme Mastery)</text:p>
      <text:p text:style-name="P5">Wyjątkowo Wytrzymały (Tough as Nails)</text:p>
      <text:p text:style-name="P5">Wykorzystanie Przewagi (Exploit Advantage)</text:p>
      <text:p text:style-name="P5">Wykrycie Słabości (Spot Weakness)</text:p>
      <text:p text:style-name="P5">Wykrycie Życia (Detect Life)</text:p>
      <text:p text:style-name="P5">Wyluzowanie (Totally Chill)</text:p>
      <text:p text:style-name="P5">Wymiarowy Ścisk (Dimensional Squeeze)</text:p>
      <text:p text:style-name="P5">Wynalazca (Inventor)</text:p>
      <text:p text:style-name="P5">Wyostrzone Zmysły (Sharp Senses)</text:p>
      <text:p text:style-name="P5">Wysokie Skupienie (All-Out Con)</text:p>
      <text:p text:style-name="P5">Wyspecjalizowany Pięściarz (Specialized Basher)</text:p>
      <text:p text:style-name="P5">Wyspecjalizowany w Rzucaniu (Specialized Throwing)</text:p>
      <text:p text:style-name="P5">Wyssanie Istoty (Drain Creature)</text:p>
      <text:p text:style-name="P5">Wyssanie Maszyny (Drain Machine)</text:p>
      <text:p text:style-name="P5">Wyssanie Mocy (Drain Power)</text:p>
      <text:p text:style-name="P5">Wyssanie Ładunku (Drain Charge)</text:p>
      <text:p text:style-name="P5">Wystrzał Mikrograwitacyjny (Weightless Shot)</text:p>
      <text:p text:style-name="P5"><text:soft-page-break/>Wystrzał Mocy (Force Blast)</text:p>
      <text:p text:style-name="P5">Wysuszająca Konsumpcja (Unraveling Consumption)</text:p>
      <text:p text:style-name="P5">Wysysanie na Zasięg (Drain at a Distance)</text:p>
      <text:p text:style-name="P5">Wyszkolony Archeolog (Trained Excavator)</text:p>
      <text:p text:style-name="P5">Wyszkolony Bez Zbroi (Trained Without Armor)</text:p>
      <text:p text:style-name="P5">Wyszkolony Dyskutant (Trainet Interlocutor)</text:p>
      <text:p text:style-name="P5">Wyszkolony Miażdżyciel (Trained Basher)</text:p>
      <text:p text:style-name="P5">Wyszkolony Morderca (Trained Slayer)</text:p>
      <text:p text:style-name="P5">Wyszkolony Pływak (Trained Swimmer)</text:p>
      <text:p text:style-name="P5">Wyszkolony Rewolwerowiec (Trained Gunner)</text:p>
      <text:p text:style-name="P5">Wyszkolony We Wszystkich Broniach (Practiced With All Weapons)</text:p>
      <text:p text:style-name="P5">Wyszkolony w Broni Palnej (Practiced With Guns)</text:p>
      <text:p text:style-name="P5">Wyszkolony w Mieczach (Practiced With Swords)</text:p>
      <text:p text:style-name="P5">Wyszkolony w Tarczach (Shield Training)</text:p>
      <text:p text:style-name="P5">Wyszkolony w Zbroi (Practiced in Armor)</text:p>
      <text:p text:style-name="P5">Wyszkolony w Średnich Broniach (Practiced with Medium Weapons)</text:p>
      <text:p text:style-name="P5">Wytrzymalszy Niż Wróg (Outlast the Foe)</text:p>
      <text:p text:style-name="P5">Wytrzymałość (Endurance)</text:p>
      <text:p text:style-name="P5">Wytrzymałość Gracza (Gamer’s Fortitude)</text:p>
      <text:p text:style-name="P5">Wytrzymały (Hardiness)</text:p>
      <text:p text:style-name="P5">Wyuczone Zaklęcia (Magical Training)</text:p>
      <text:p text:style-name="P5">Wyzwanie Bojowe (Combat Challenge)</text:p>
      <text:p text:style-name="P5">Wyzwolenie Energii (Release Energy)</text:p>
      <text:p text:style-name="P5">Wyłupienie Oka (EyE Gouge)</text:p>
      <text:p text:style-name="P5">Wyświetlacz w Hełmie (Heads-Up Display)</text:p>
      <text:p text:style-name="P5">Wyższa Matematyka (Further Mathematics)</text:p>
      <text:p text:style-name="P5">Wyższa Matematyka (Higher Mathematics)</text:p>
      <text:p text:style-name="P5">Wzmocnienie Dźwięku (Amplify Sounds)</text:p>
      <text:p text:style-name="P5">Wzrost (Enlarge)</text:p>
      <text:p text:style-name="P5">Z Cieni (From the Shadows)</text:p>
      <text:p text:style-name="P5">Z Dala od Niebezpieczeństwa (Out of Harm’s Way)</text:p>
      <text:p text:style-name="P5">Zaawansowany Rozkaz (Advanced Command)</text:p>
      <text:p text:style-name="P5">Zaawansowany Użytkownik Cypherów (Adroit Cypher User)</text:p>
      <text:p text:style-name="P5">Zachwyt lub Inspiracja (Captiavete or Inspire)</text:p>
      <text:p text:style-name="P5">Zachwyt Światła Gwiazd (Captivate With Starshine)</text:p>
      <text:p text:style-name="P5">Zachęcająca Obecność (Encouraging Present)</text:p>
      <text:p text:style-name="P5">Zachęta (Encouragement)</text:p>
      <text:p text:style-name="P5">Zaczarowana Broń (Enchanted Weapon)</text:p>
      <text:p text:style-name="P5">Zaczarowany Ruch (Enchanted Movement)</text:p>
      <text:p text:style-name="P5">Zagubieni w Chaosie (Lost in the Chaos)</text:p>
      <text:p text:style-name="P5">Zainspirowanie Agresji (Inspire Aggression)</text:p>
      <text:p text:style-name="P5">Zainspirowanie Akcji (Inspire Action)</text:p>
      <text:p text:style-name="P5">Zainspirowanie Niewinnych (Inspire the Innocent)</text:p>
      <text:p text:style-name="P5">Zainspirowanie Skoordynowanych Akcji (Inspire Coordinated Actions)</text:p>
      <text:p text:style-name="P5">Zainspirowanie Sukcesu (Inspiring Sukces)</text:p>
      <text:p text:style-name="P5">Zainspirowanie Ułatwienia (Inspiring Ease)</text:p>
      <text:p text:style-name="P5">Zalety Bycia Dużym (Advantages of Being Big)</text:p>
      <text:p text:style-name="P5">Zalety Bycia Małym (Advantages of Being Small)</text:p>
      <text:p text:style-name="P5">Zalety Sławy (Perks of Stardom)</text:p>
      <text:p text:style-name="P5">Zamach (Swipe)</text:p>
      <text:p text:style-name="P5">Zamglenie (Distortion)</text:p>
      <text:p text:style-name="P5">Zamglenie Pamięci Krótkotrwałej (Cloud Personal Memories)</text:p>
      <text:p text:style-name="P5"><text:soft-page-break/>Zamieszkując Kryształ (Inhabit Crystal)</text:p>
      <text:p text:style-name="P5">Zapoznanie się z terem (Familiarize)</text:p>
      <text:p text:style-name="P5">Zapłon (Ignition)</text:p>
      <text:p text:style-name="P5">Zarządzanie Bitwą (Battle Management)</text:p>
      <text:p text:style-name="P5">Zasianie Idei (Impart Ideal)</text:p>
      <text:p text:style-name="P5">Zasianie Zrozumienia (Impart Understanding)</text:p>
      <text:p text:style-name="P5">Zasilany Pancerz (Powered Armor)</text:p>
      <text:p text:style-name="P5">Zasilenie Istoty (Energize Creature)</text:p>
      <text:p text:style-name="P5">Zasilenie Przedmiotu (Energize Object)</text:p>
      <text:p text:style-name="P5">Zasilenie Tłumu (Energize Crowd)</text:p>
      <text:p text:style-name="P5">Zasilona Tarcza (Energized Sheild)</text:p>
      <text:p text:style-name="P5">Zastój (Stasis)</text:p>
      <text:p text:style-name="P5">Zaufaj Swemu Szczęściu (Trust to Luck)</text:p>
      <text:p text:style-name="P5">Zauroczenie (Enthrall)</text:p>
      <text:p text:style-name="P5">Zauroczenie Maszyny (Charm Machine)</text:p>
      <text:p text:style-name="P5">Zawsze Majsterkując (Always Tinkering)</text:p>
      <text:p text:style-name="P5">Zbieranie Informacji (Information Gathering)</text:p>
      <text:p text:style-name="P5">Zbroja Fuzyjna (Fusion Armor)</text:p>
      <text:p text:style-name="P5">Zbroja Wiatru (Wind Armor)</text:p>
      <text:p text:style-name="P5">Zdalne Trzecie Oko (Roaming Third Eye)</text:p>
      <text:p text:style-name="P5">Zdolności Bojowe (Cambat Prowess)</text:p>
      <text:p text:style-name="P5">Zdrada (Betrayal)</text:p>
      <text:p text:style-name="P5">Zew Dziczy (Beast Call)</text:p>
      <text:p text:style-name="P5">Zew Krwi (Bloodlust)</text:p>
      <text:p text:style-name="P5">Zignorowanie Bólu (Ignore the Pain)</text:p>
      <text:p text:style-name="P5">Zignorowanie Przeszkody (Ignore Affliction)</text:p>
      <text:p text:style-name="P5">Zimowe Rękawice (Winter Gauntlets)</text:p>
      <text:p text:style-name="P5">Zlanie się z Tłem (Blend In)</text:p>
      <text:p text:style-name="P5">Zmiana Ciała (Body Morph)</text:p>
      <text:p text:style-name="P5">Zmiana Paradygmatu (Change the Paradigm)</text:p>
      <text:p text:style-name="P5">Zmiana Przeznaczenia (Twist of Fate)</text:p>
      <text:p text:style-name="P5">Zmniejszenie Innych (Shrink Others)</text:p>
      <text:p text:style-name="P5">Zmniejszenie Się (Shrink)</text:p>
      <text:p text:style-name="P5">Zmysł Niebezpieczeństwa (Danger Sense)</text:p>
      <text:p text:style-name="P5">Znajdowanie Drogi (Fnd the Way)</text:p>
      <text:p text:style-name="P5">Znajdywacz Pułapek (Trapfinder)</text:p>
      <text:p text:style-name="P5">Znam Ten Statek Jak Własną Dłoń (Like the Back of Your Hand)</text:p>
      <text:p text:style-name="P5">Zniechęcenie (Disincentivize)</text:p>
      <text:p text:style-name="P5">Zniknięcie (Evanesce)</text:p>
      <text:p text:style-name="P5">Zniknięcie (Vanish)</text:p>
      <text:p text:style-name="P5">Zniszczenie (Wreck)</text:p>
      <text:p text:style-name="P5">Znowu i Znowu (Again and Again)</text:p>
      <text:p text:style-name="P5">Zrozumienie (Understanding)</text:p>
      <text:p text:style-name="P5">Zrzucenie Winy (Misdirect Blame)</text:p>
      <text:p text:style-name="P5">Zręczny Rzemieślnik (Handy)</text:p>
      <text:p text:style-name="P5">Zręczny Wojownik (Capable Warrior)</text:p>
      <text:p text:style-name="P5">Zwierzęce Szpiegowanie ??? (Animal Scrying)</text:p>
      <text:p text:style-name="P5">Zwierzęcy Kształt (Animal Shape)</text:p>
      <text:p text:style-name="P5">Zwierzęcy Towarzysz (Beast Companion)</text:p>
      <text:p text:style-name="P5">Zwinne Dłonie (Legerdemain)</text:p>
      <text:p text:style-name="P5">Zwiąż Magiczną Istotę (Bound Magic Creature)</text:p>
      <text:p text:style-name="P5">Zwiększenie Limitu Subtelnych Cypherów (Expanded Repertoire)</text:p>
      <text:p text:style-name="P5"><text:soft-page-break/>Zwiększenie Mocy Artefaktu (Modify Artifact Power)</text:p>
      <text:p text:style-name="P5">Zwiększony Efekt (Increased Effects)</text:p>
      <text:p text:style-name="P5">Złodziej Snów (Dream Thief)</text:p>
      <text:p text:style-name="P5">Złodziejski Mistrz (Master Thief)</text:p>
      <text:p text:style-name="P5">Złowróżna Aura (Foul Aura)</text:p>
      <text:p text:style-name="P5">Żelazne Pięści (Iron Fist)</text:p>
      <text:p text:style-name="P5">Życia Zbroja (Living Armor)</text:p>
      <text:p text:style-name="P5">Życie w Dziczy (Living Off the Land)</text:p>
      <text:p text:style-name="P5">Życie w Dziczy (Wilderness Life)</text:p>
      <text:p text:style-name="P5">Żywa Ściana (Living Wall)</text:p>
      <text:p text:style-name="P5">Żywe Światło (Living Light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4T18:47:22.373000000</meta:creation-date>
    <dc:date>2024-02-25T06:15:43.419000000</dc:date>
    <meta:editing-duration>PT29M58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22" meta:paragraph-count="1103" meta:word-count="4636" meta:character-count="37073" meta:non-whitespace-character-count="33539"/>
  </office:meta>
</office:document-meta>
</file>